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office:font-face-decls>
  <office:automatic-styles>
    <style:style style:family="paragraph" style:master-page-name="MP0" style:name="P1" style:parent-style-name="Title">
      <style:paragraph-properties fo:break-before="page"/>
      <style:text-properties fo:country="US" fo:language="en"/>
    </style:style>
    <style:style style:family="paragraph" style:name="P2" style:parent-style-name="Heading1">
      <style:text-properties fo:country="US" fo:language="en"/>
    </style:style>
    <style:style style:family="paragraph" style:name="P3" style:parent-style-name="Heading2">
      <style:text-properties fo:country="US" fo:language="en"/>
    </style:style>
    <style:style style:family="text" style:name="T4" style:parent-style-name="DefaultParagraphFont">
      <style:text-properties fo:country="US" fo:language="en"/>
    </style:style>
    <style:style style:family="text" style:name="T5" style:parent-style-name="DefaultParagraphFont">
      <style:text-properties fo:country="US" fo:language="en"/>
    </style:style>
    <style:style style:family="text" style:name="T6" style:parent-style-name="DefaultParagraphFont">
      <style:text-properties fo:country="US" fo:language="en"/>
    </style:style>
    <style:style style:family="text" style:name="T7" style:parent-style-name="IntenseEmphasis">
      <style:text-properties fo:country="US" fo:language="en"/>
    </style:style>
    <style:style style:family="text" style:name="T8"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9" style:parent-style-name="IntenseEmphasis">
      <style:text-properties fo:country="US" fo:language="en"/>
    </style:style>
    <style:style style:family="text" style:name="T10"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1" style:parent-style-name="IntenseEmphasis">
      <style:text-properties fo:country="US" fo:language="en"/>
    </style:style>
    <style:style style:family="text" style:name="T12" style:parent-style-name="IntenseEmphasis">
      <style:text-properties fo:country="US" fo:language="en"/>
    </style:style>
    <style:style style:family="text" style:name="T13"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4" style:parent-style-name="IntenseEmphasis">
      <style:text-properties fo:country="US" fo:language="en"/>
    </style:style>
    <style:style style:family="text" style:name="T15" style:parent-style-name="DefaultParagraphFont">
      <style:text-properties style:country-asian="DE" style:language-asian="de"/>
    </style:style>
    <style:style style:family="text" style:name="T16" style:parent-style-name="DefaultParagraphFont">
      <style:text-properties fo:country="US" fo:language="en"/>
    </style:style>
    <style:style style:family="paragraph" style:name="P17" style:parent-style-name="Heading2">
      <style:text-properties fo:country="US" fo:language="en"/>
    </style:style>
    <style:style style:family="text" style:name="T18" style:parent-style-name="DefaultParagraphFont">
      <style:text-properties fo:country="US" fo:language="en"/>
    </style:style>
    <style:style style:family="text" style:name="T19" style:parent-style-name="DefaultParagraphFont">
      <style:text-properties fo:country="US" fo:language="en"/>
    </style:style>
    <style:style style:family="text" style:name="T20" style:parent-style-name="DefaultParagraphFont">
      <style:text-properties fo:country="US" fo:language="en"/>
    </style:style>
    <style:style style:family="text" style:name="T21" style:parent-style-name="IntenseEmphasis">
      <style:text-properties fo:country="US" fo:language="en"/>
    </style:style>
    <style:style style:family="text" style:name="T22" style:parent-style-name="IntenseEmphasis">
      <style:text-properties fo:country="US" fo:language="en"/>
    </style:style>
    <style:style style:family="text" style:name="T23" style:parent-style-name="IntenseEmphasis">
      <style:text-properties fo:country="US" fo:language="en"/>
    </style:style>
    <style:style style:family="text" style:name="T2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6"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7" style:parent-style-name="DefaultParagraphFont">
      <style:text-properties style:country-asian="DE" style:language-asian="de"/>
    </style:style>
    <style:style style:family="text" style:name="T28" style:parent-style-name="DefaultParagraphFont">
      <style:text-properties fo:country="US" fo:language="en"/>
    </style:style>
    <style:style style:family="paragraph" style:name="P29" style:parent-style-name="Heading1">
      <style:text-properties fo:country="US" fo:language="en"/>
    </style:style>
    <style:style style:family="paragraph" style:name="P30" style:parent-style-name="Heading2">
      <style:text-properties fo:country="US" fo:language="en"/>
    </style:style>
    <style:style style:family="text" style:name="T31" style:parent-style-name="IntenseEmphasis">
      <style:text-properties style:country-asian="DE" style:language-asian="de"/>
    </style:style>
    <style:style style:family="text" style:name="T32" style:parent-style-name="IntenseEmphasis">
      <style:text-properties fo:country="US" fo:language="en"/>
    </style:style>
    <style:style style:family="text" style:name="T33" style:parent-style-name="DefaultParagraphFont">
      <style:text-properties fo:country="US" fo:language="en"/>
    </style:style>
    <style:style style:family="text" style:name="T34" style:parent-style-name="DefaultParagraphFont">
      <style:text-properties fo:country="US" fo:language="en"/>
    </style:style>
    <style:style style:family="text" style:name="T35" style:parent-style-name="DefaultParagraphFont">
      <style:text-properties fo:country="US" fo:language="en"/>
    </style:style>
    <style:style style:family="text" style:name="T36" style:parent-style-name="DefaultParagraphFont">
      <style:text-properties fo:country="US" fo:language="en" style:country-asian="DE" style:language-asian="de"/>
    </style:style>
    <style:style style:family="text" style:name="T37" style:parent-style-name="DefaultParagraphFont">
      <style:text-properties fo:country="US" fo:language="en"/>
    </style:style>
    <style:style style:family="text" style:name="T38" style:parent-style-name="IntenseEmphasis">
      <style:text-properties style:country-asian="DE" style:language-asian="de"/>
    </style:style>
    <style:style style:family="text" style:name="T39" style:parent-style-name="IntenseEmphasis">
      <style:text-properties fo:country="US" fo:language="en"/>
    </style:style>
    <style:style style:family="text" style:name="T40" style:parent-style-name="DefaultParagraphFont">
      <style:text-properties fo:country="US" fo:language="en"/>
    </style:style>
    <style:style style:family="text" style:name="T41" style:parent-style-name="DefaultParagraphFont">
      <style:text-properties fo:country="US" fo:language="en"/>
    </style:style>
    <style:style style:family="text" style:name="T42" style:parent-style-name="DefaultParagraphFont">
      <style:text-properties fo:country="US" fo:language="en" style:country-asian="DE" style:language-asian="de"/>
    </style:style>
    <style:style style:family="text" style:name="T43" style:parent-style-name="DefaultParagraphFont">
      <style:text-properties fo:country="US" fo:language="en"/>
    </style:style>
    <style:style style:family="text" style:name="T44" style:parent-style-name="DefaultParagraphFont">
      <style:text-properties fo:country="US" fo:language="en"/>
    </style:style>
    <style:style style:family="text" style:name="T45" style:parent-style-name="DefaultParagraphFont">
      <style:text-properties fo:country="US" fo:language="en" style:country-asian="DE" style:language-asian="de"/>
    </style:style>
    <style:style style:family="text" style:name="T46" style:parent-style-name="DefaultParagraphFont">
      <style:text-properties fo:country="US" fo:language="en"/>
    </style:style>
    <style:style style:family="text" style:name="T47" style:parent-style-name="IntenseEmphasis">
      <style:text-properties fo:country="US" fo:language="en"/>
    </style:style>
    <style:style style:family="text" style:name="T48" style:parent-style-name="DefaultParagraphFont">
      <style:text-properties fo:country="US" fo:language="en"/>
    </style:style>
    <style:style style:family="text" style:name="T49" style:parent-style-name="DefaultParagraphFont">
      <style:text-properties fo:country="US" fo:language="en" style:country-asian="DE" style:language-asian="de"/>
    </style:style>
    <style:style style:family="text" style:name="T50" style:parent-style-name="DefaultParagraphFont">
      <style:text-properties fo:country="US" fo:language="en"/>
    </style:style>
    <style:style style:family="text" style:name="T51" style:parent-style-name="DefaultParagraphFont">
      <style:text-properties style:country-asian="DE" style:language-asian="de"/>
    </style:style>
    <style:style style:family="text" style:name="T52" style:parent-style-name="DefaultParagraphFont">
      <style:text-properties fo:country="US" fo:language="en"/>
    </style:style>
    <style:style style:family="text" style:name="T53" style:parent-style-name="DefaultParagraphFont">
      <style:text-properties fo:country="US" fo:language="en"/>
    </style:style>
    <style:style style:family="text" style:name="T54" style:parent-style-name="DefaultParagraphFont">
      <style:text-properties fo:country="US" fo:language="en" style:country-asian="DE" style:language-asian="de"/>
    </style:style>
    <style:style style:family="text" style:name="T55" style:parent-style-name="DefaultParagraphFont">
      <style:text-properties fo:country="US" fo:language="en"/>
    </style:style>
    <style:style style:family="text" style:name="T56"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57" style:parent-style-name="IntenseEmphasis">
      <style:text-properties fo:country="US" fo:language="en"/>
    </style:style>
    <style:style style:family="text" style:name="T58" style:parent-style-name="DefaultParagraphFont">
      <style:text-properties fo:country="US" fo:language="en"/>
    </style:style>
    <style:style style:family="text" style:name="T59" style:parent-style-name="DefaultParagraphFont">
      <style:text-properties fo:country="US" fo:language="en" style:country-asian="DE" style:language-asian="de"/>
    </style:style>
    <style:style style:family="text" style:name="T60" style:parent-style-name="DefaultParagraphFont">
      <style:text-properties fo:country="US" fo:language="en"/>
    </style:style>
    <style:style style:family="text" style:name="T61" style:parent-style-name="DefaultParagraphFont">
      <style:text-properties fo:country="US" fo:language="en" style:country-asian="DE" style:language-asian="de"/>
    </style:style>
    <style:style style:family="text" style:name="T62" style:parent-style-name="DefaultParagraphFont">
      <style:text-properties fo:country="US" fo:language="en"/>
    </style:style>
    <style:style style:family="paragraph" style:name="P63" style:parent-style-name="Heading2">
      <style:text-properties fo:country="US" fo:language="en"/>
    </style:style>
    <style:style style:family="text" style:name="T6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65" style:parent-style-name="IntenseEmphasis">
      <style:text-properties fo:country="US" fo:language="en"/>
    </style:style>
    <style:style style:family="text" style:name="T66" style:parent-style-name="DefaultParagraphFont">
      <style:text-properties fo:country="US" fo:language="en"/>
    </style:style>
    <style:style style:family="text" style:name="T67" style:parent-style-name="DefaultParagraphFont">
      <style:text-properties fo:country="US" fo:language="en"/>
    </style:style>
    <style:style style:family="text" style:name="T68" style:parent-style-name="DefaultParagraphFont">
      <style:text-properties fo:country="US" fo:language="en" style:country-asian="DE" style:language-asian="de"/>
    </style:style>
    <style:style style:family="text" style:name="T69" style:parent-style-name="DefaultParagraphFont">
      <style:text-properties fo:country="US" fo:language="en"/>
    </style:style>
    <style:style style:family="text" style:name="T70" style:parent-style-name="IntenseEmphasis">
      <style:text-properties style:country-asian="DE" style:language-asian="de"/>
    </style:style>
    <style:style style:family="text" style:name="T71" style:parent-style-name="IntenseEmphasis">
      <style:text-properties fo:country="US" fo:language="en"/>
    </style:style>
    <style:style style:family="text" style:name="T72" style:parent-style-name="DefaultParagraphFont">
      <style:text-properties fo:country="US" fo:language="en"/>
    </style:style>
    <style:style style:family="text" style:name="T73" style:parent-style-name="DefaultParagraphFont">
      <style:text-properties fo:country="US" fo:language="en" style:country-asian="DE" style:language-asian="de"/>
    </style:style>
    <style:style style:family="text" style:name="T74" style:parent-style-name="DefaultParagraphFont">
      <style:text-properties fo:country="US" fo:language="en"/>
    </style:style>
    <style:style style:family="text" style:name="T75" style:parent-style-name="DefaultParagraphFont">
      <style:text-properties fo:country="US" fo:language="en" style:country-asian="DE" style:language-asian="de"/>
    </style:style>
    <style:style style:family="text" style:name="T76" style:parent-style-name="DefaultParagraphFont">
      <style:text-properties fo:country="US" fo:language="en"/>
    </style:style>
    <style:style style:family="text" style:name="T77" style:parent-style-name="IntenseEmphasis">
      <style:text-properties fo:country="US" fo:language="en"/>
    </style:style>
    <style:style style:family="text" style:name="T78" style:parent-style-name="DefaultParagraphFont">
      <style:text-properties fo:country="US" fo:language="en"/>
    </style:style>
    <style:style style:family="text" style:name="T79" style:parent-style-name="DefaultParagraphFont">
      <style:text-properties fo:country="US" fo:language="en" style:country-asian="DE" style:language-asian="de"/>
    </style:style>
    <style:style style:family="text" style:name="T80" style:parent-style-name="DefaultParagraphFont">
      <style:text-properties fo:country="US" fo:language="en"/>
    </style:style>
    <style:style style:family="text" style:name="T81" style:parent-style-name="DefaultParagraphFont">
      <style:text-properties style:country-asian="DE" style:language-asian="de"/>
    </style:style>
    <style:style style:family="text" style:name="T82" style:parent-style-name="DefaultParagraphFont">
      <style:text-properties fo:country="US" fo:language="en"/>
    </style:style>
    <style:style style:family="text" style:name="T83" style:parent-style-name="DefaultParagraphFont">
      <style:text-properties fo:country="US" fo:language="en" style:country-asian="DE" style:language-asian="de"/>
    </style:style>
    <style:style style:family="text" style:name="T84" style:parent-style-name="DefaultParagraphFont">
      <style:text-properties fo:country="US" fo:language="en"/>
    </style:style>
    <style:style style:family="text" style:name="T8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86" style:parent-style-name="IntenseEmphasis">
      <style:text-properties fo:country="US" fo:language="en"/>
    </style:style>
    <style:style style:family="text" style:name="T87" style:parent-style-name="DefaultParagraphFont">
      <style:text-properties fo:country="US" fo:language="en"/>
    </style:style>
    <style:style style:family="text" style:name="T88" style:parent-style-name="DefaultParagraphFont">
      <style:text-properties fo:country="US" fo:language="en" style:country-asian="DE" style:language-asian="de"/>
    </style:style>
    <style:style style:family="text" style:name="T89" style:parent-style-name="DefaultParagraphFont">
      <style:text-properties fo:country="US" fo:language="en"/>
    </style:style>
    <style:style style:family="text" style:name="T90" style:parent-style-name="DefaultParagraphFont">
      <style:text-properties fo:country="US" fo:language="en"/>
    </style:style>
    <style:style style:family="text" style:name="T91" style:parent-style-name="DefaultParagraphFont">
      <style:text-properties fo:country="US" fo:language="en" style:country-asian="DE" style:language-asian="de"/>
    </style:style>
    <style:style style:family="text" style:name="T92" style:parent-style-name="DefaultParagraphFont">
      <style:text-properties fo:country="US" fo:language="en"/>
    </style:style>
    <style:style style:family="paragraph" style:name="P93" style:parent-style-name="Heading2">
      <style:text-properties fo:country="US" fo:language="en"/>
    </style:style>
    <style:style style:family="text" style:name="T94" style:parent-style-name="IntenseEmphasis">
      <style:text-properties style:country-asian="DE" style:language-asian="de"/>
    </style:style>
    <style:style style:family="text" style:name="T95" style:parent-style-name="IntenseEmphasis">
      <style:text-properties fo:country="US" fo:language="en"/>
    </style:style>
    <style:style style:family="text" style:name="T96" style:parent-style-name="DefaultParagraphFont">
      <style:text-properties fo:country="US" fo:language="en"/>
    </style:style>
    <style:style style:family="text" style:name="T97" style:parent-style-name="DefaultParagraphFont">
      <style:text-properties fo:country="US" fo:language="en"/>
    </style:style>
    <style:style style:family="text" style:name="T98" style:parent-style-name="DefaultParagraphFont">
      <style:text-properties fo:country="US" fo:language="en" style:country-asian="DE" style:language-asian="de"/>
    </style:style>
    <style:style style:family="text" style:name="T99" style:parent-style-name="DefaultParagraphFont">
      <style:text-properties fo:country="US" fo:language="en"/>
    </style:style>
    <style:style style:family="text" style:name="T100" style:parent-style-name="IntenseEmphasis">
      <style:text-properties style:country-asian="DE" style:language-asian="de"/>
    </style:style>
    <style:style style:family="text" style:name="T101" style:parent-style-name="IntenseEmphasis">
      <style:text-properties fo:country="US" fo:language="en"/>
    </style:style>
    <style:style style:family="text" style:name="T102" style:parent-style-name="DefaultParagraphFont">
      <style:text-properties fo:country="US" fo:language="en"/>
    </style:style>
    <style:style style:family="text" style:name="T103" style:parent-style-name="DefaultParagraphFont">
      <style:text-properties fo:country="US" fo:language="en" style:country-asian="DE" style:language-asian="de"/>
    </style:style>
    <style:style style:family="text" style:name="T104" style:parent-style-name="DefaultParagraphFont">
      <style:text-properties fo:country="US" fo:language="en"/>
    </style:style>
    <style:style style:family="text" style:name="T105" style:parent-style-name="DefaultParagraphFont">
      <style:text-properties fo:country="US" fo:language="en" style:country-asian="DE" style:language-asian="de"/>
    </style:style>
    <style:style style:family="text" style:name="T106" style:parent-style-name="DefaultParagraphFont">
      <style:text-properties fo:country="US" fo:language="en"/>
    </style:style>
    <style:style style:family="text" style:name="T107" style:parent-style-name="IntenseEmphasis">
      <style:text-properties fo:country="US" fo:language="en"/>
    </style:style>
    <style:style style:family="text" style:name="T108" style:parent-style-name="DefaultParagraphFont">
      <style:text-properties fo:country="US" fo:language="en"/>
    </style:style>
    <style:style style:family="text" style:name="T109" style:parent-style-name="DefaultParagraphFont">
      <style:text-properties fo:country="US" fo:language="en" style:country-asian="DE" style:language-asian="de"/>
    </style:style>
    <style:style style:family="text" style:name="T110" style:parent-style-name="DefaultParagraphFont">
      <style:text-properties fo:country="US" fo:language="en"/>
    </style:style>
    <style:style style:family="text" style:name="T111" style:parent-style-name="DefaultParagraphFont">
      <style:text-properties style:country-asian="DE" style:language-asian="de"/>
    </style:style>
    <style:style style:family="text" style:name="T112" style:parent-style-name="DefaultParagraphFont">
      <style:text-properties fo:country="US" fo:language="en"/>
    </style:style>
    <style:style style:family="text" style:name="T113" style:parent-style-name="DefaultParagraphFont">
      <style:text-properties fo:country="US" fo:language="en" style:country-asian="DE" style:language-asian="de"/>
    </style:style>
    <style:style style:family="text" style:name="T114" style:parent-style-name="DefaultParagraphFont">
      <style:text-properties fo:country="US" fo:language="en"/>
    </style:style>
    <style:style style:family="text" style:name="T11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16" style:parent-style-name="IntenseEmphasis">
      <style:text-properties fo:country="US" fo:language="en"/>
    </style:style>
    <style:style style:family="text" style:name="T117" style:parent-style-name="DefaultParagraphFont">
      <style:text-properties fo:country="US" fo:language="en"/>
    </style:style>
    <style:style style:family="text" style:name="T118" style:parent-style-name="DefaultParagraphFont">
      <style:text-properties fo:country="US" fo:language="en" style:country-asian="DE" style:language-asian="de"/>
    </style:style>
    <style:style style:family="text" style:name="T119" style:parent-style-name="DefaultParagraphFont">
      <style:text-properties fo:country="US" fo:language="en"/>
    </style:style>
    <style:style style:family="text" style:name="T120" style:parent-style-name="DefaultParagraphFont">
      <style:text-properties fo:country="US" fo:language="en" style:country-asian="DE" style:language-asian="de"/>
    </style:style>
    <style:style style:family="text" style:name="T121" style:parent-style-name="DefaultParagraphFont">
      <style:text-properties fo:country="US" fo:language="en"/>
    </style:style>
    <style:style style:family="paragraph" style:name="P122" style:parent-style-name="Heading2">
      <style:text-properties fo:country="US" fo:language="en"/>
    </style:style>
    <style:style style:family="text" style:name="T123" style:parent-style-name="IntenseEmphasis">
      <style:text-properties style:country-asian="DE" style:language-asian="de"/>
    </style:style>
    <style:style style:family="text" style:name="T124" style:parent-style-name="IntenseEmphasis">
      <style:text-properties fo:country="US" fo:language="en"/>
    </style:style>
    <style:style style:family="text" style:name="T125" style:parent-style-name="DefaultParagraphFont">
      <style:text-properties fo:country="US" fo:language="en"/>
    </style:style>
    <style:style style:family="text" style:name="T126" style:parent-style-name="DefaultParagraphFont">
      <style:text-properties fo:country="US" fo:language="en"/>
    </style:style>
    <style:style style:family="text" style:name="T127" style:parent-style-name="DefaultParagraphFont">
      <style:text-properties fo:country="US" fo:language="en" style:country-asian="DE" style:language-asian="de"/>
    </style:style>
    <style:style style:family="text" style:name="T128" style:parent-style-name="DefaultParagraphFont">
      <style:text-properties fo:country="US" fo:language="en"/>
    </style:style>
    <style:style style:family="text" style:name="T129" style:parent-style-name="IntenseEmphasis">
      <style:text-properties style:country-asian="DE" style:language-asian="de"/>
    </style:style>
    <style:style style:family="text" style:name="T130" style:parent-style-name="IntenseEmphasis">
      <style:text-properties fo:country="US" fo:language="en"/>
    </style:style>
    <style:style style:family="text" style:name="T131" style:parent-style-name="DefaultParagraphFont">
      <style:text-properties fo:country="US" fo:language="en"/>
    </style:style>
    <style:style style:family="text" style:name="T132" style:parent-style-name="DefaultParagraphFont">
      <style:text-properties fo:country="US" fo:language="en" style:country-asian="DE" style:language-asian="de"/>
    </style:style>
    <style:style style:family="text" style:name="T133" style:parent-style-name="DefaultParagraphFont">
      <style:text-properties fo:country="US" fo:language="en"/>
    </style:style>
    <style:style style:family="text" style:name="T134" style:parent-style-name="DefaultParagraphFont">
      <style:text-properties fo:country="US" fo:language="en" style:country-asian="DE" style:language-asian="de"/>
    </style:style>
    <style:style style:family="text" style:name="T135" style:parent-style-name="DefaultParagraphFont">
      <style:text-properties fo:country="US" fo:language="en"/>
    </style:style>
    <style:style style:family="text" style:name="T136" style:parent-style-name="IntenseEmphasis">
      <style:text-properties fo:country="US" fo:language="en"/>
    </style:style>
    <style:style style:family="text" style:name="T137" style:parent-style-name="DefaultParagraphFont">
      <style:text-properties fo:country="US" fo:language="en"/>
    </style:style>
    <style:style style:family="text" style:name="T138" style:parent-style-name="DefaultParagraphFont">
      <style:text-properties fo:country="US" fo:language="en" style:country-asian="DE" style:language-asian="de"/>
    </style:style>
    <style:style style:family="text" style:name="T139" style:parent-style-name="DefaultParagraphFont">
      <style:text-properties fo:country="US" fo:language="en"/>
    </style:style>
    <style:style style:family="text" style:name="T140" style:parent-style-name="DefaultParagraphFont">
      <style:text-properties style:country-asian="DE" style:language-asian="de"/>
    </style:style>
    <style:style style:family="text" style:name="T141" style:parent-style-name="DefaultParagraphFont">
      <style:text-properties fo:country="US" fo:language="en"/>
    </style:style>
    <style:style style:family="text" style:name="T142" style:parent-style-name="DefaultParagraphFont">
      <style:text-properties fo:country="US" fo:language="en" style:country-asian="DE" style:language-asian="de"/>
    </style:style>
    <style:style style:family="text" style:name="T143" style:parent-style-name="DefaultParagraphFont">
      <style:text-properties fo:country="US" fo:language="en"/>
    </style:style>
    <style:style style:family="text" style:name="T14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45" style:parent-style-name="IntenseEmphasis">
      <style:text-properties fo:country="US" fo:language="en"/>
    </style:style>
    <style:style style:family="text" style:name="T146" style:parent-style-name="DefaultParagraphFont">
      <style:text-properties fo:country="US" fo:language="en"/>
    </style:style>
    <style:style style:family="text" style:name="T147" style:parent-style-name="DefaultParagraphFont">
      <style:text-properties fo:country="US" fo:language="en" style:country-asian="DE" style:language-asian="de"/>
    </style:style>
    <style:style style:family="text" style:name="T148" style:parent-style-name="DefaultParagraphFont">
      <style:text-properties fo:country="US" fo:language="en"/>
    </style:style>
    <style:style style:family="text" style:name="T149" style:parent-style-name="DefaultParagraphFont">
      <style:text-properties fo:country="US" fo:language="en" style:country-asian="DE" style:language-asian="de"/>
    </style:style>
    <style:style style:family="text" style:name="T150" style:parent-style-name="DefaultParagraphFont">
      <style:text-properties fo:country="US" fo:language="en"/>
    </style:style>
    <style:style style:family="paragraph" style:name="P151" style:parent-style-name="Heading2">
      <style:text-properties fo:country="US" fo:language="en"/>
    </style:style>
    <style:style style:family="text" style:name="T152" style:parent-style-name="IntenseEmphasis">
      <style:text-properties style:country-asian="DE" style:language-asian="de"/>
    </style:style>
    <style:style style:family="text" style:name="T153" style:parent-style-name="IntenseEmphasis">
      <style:text-properties fo:country="US" fo:language="en"/>
    </style:style>
    <style:style style:family="text" style:name="T154" style:parent-style-name="DefaultParagraphFont">
      <style:text-properties fo:country="US" fo:language="en"/>
    </style:style>
    <style:style style:family="text" style:name="T155" style:parent-style-name="DefaultParagraphFont">
      <style:text-properties fo:country="US" fo:language="en"/>
    </style:style>
    <style:style style:family="text" style:name="T156" style:parent-style-name="DefaultParagraphFont">
      <style:text-properties fo:country="US" fo:language="en" style:country-asian="DE" style:language-asian="de"/>
    </style:style>
    <style:style style:family="text" style:name="T157" style:parent-style-name="DefaultParagraphFont">
      <style:text-properties fo:country="US" fo:language="en"/>
    </style:style>
    <style:style style:family="text" style:name="T158" style:parent-style-name="IntenseEmphasis">
      <style:text-properties style:country-asian="DE" style:language-asian="de"/>
    </style:style>
    <style:style style:family="text" style:name="T159" style:parent-style-name="IntenseEmphasis">
      <style:text-properties fo:country="US" fo:language="en"/>
    </style:style>
    <style:style style:family="text" style:name="T160" style:parent-style-name="DefaultParagraphFont">
      <style:text-properties fo:country="US" fo:language="en"/>
    </style:style>
    <style:style style:family="text" style:name="T161" style:parent-style-name="DefaultParagraphFont">
      <style:text-properties fo:country="US" fo:language="en" style:country-asian="DE" style:language-asian="de"/>
    </style:style>
    <style:style style:family="text" style:name="T162" style:parent-style-name="DefaultParagraphFont">
      <style:text-properties fo:country="US" fo:language="en"/>
    </style:style>
    <style:style style:family="text" style:name="T163" style:parent-style-name="DefaultParagraphFont">
      <style:text-properties fo:country="US" fo:language="en" style:country-asian="DE" style:language-asian="de"/>
    </style:style>
    <style:style style:family="text" style:name="T164" style:parent-style-name="DefaultParagraphFont">
      <style:text-properties fo:country="US" fo:language="en"/>
    </style:style>
    <style:style style:family="text" style:name="T165" style:parent-style-name="DefaultParagraphFont">
      <style:text-properties fo:country="US" fo:language="en"/>
    </style:style>
    <style:style style:family="text" style:name="T166" style:parent-style-name="IntenseEmphasis">
      <style:text-properties fo:country="US" fo:language="en"/>
    </style:style>
    <style:style style:family="text" style:name="T167" style:parent-style-name="DefaultParagraphFont">
      <style:text-properties fo:country="US" fo:language="en"/>
    </style:style>
    <style:style style:family="text" style:name="T168" style:parent-style-name="DefaultParagraphFont">
      <style:text-properties fo:country="US" fo:language="en" style:country-asian="DE" style:language-asian="de"/>
    </style:style>
    <style:style style:family="text" style:name="T169" style:parent-style-name="DefaultParagraphFont">
      <style:text-properties fo:country="US" fo:language="en"/>
    </style:style>
    <style:style style:family="text" style:name="T170" style:parent-style-name="DefaultParagraphFont">
      <style:text-properties style:country-asian="DE" style:language-asian="de"/>
    </style:style>
    <style:style style:family="text" style:name="T171" style:parent-style-name="DefaultParagraphFont">
      <style:text-properties fo:country="US" fo:language="en"/>
    </style:style>
    <style:style style:family="text" style:name="T172" style:parent-style-name="DefaultParagraphFont">
      <style:text-properties fo:country="US" fo:language="en" style:country-asian="DE" style:language-asian="de"/>
    </style:style>
    <style:style style:family="text" style:name="T173" style:parent-style-name="DefaultParagraphFont">
      <style:text-properties fo:country="US" fo:language="en"/>
    </style:style>
    <style:style style:family="text" style:name="T17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75" style:parent-style-name="IntenseEmphasis">
      <style:text-properties fo:country="US" fo:language="en"/>
    </style:style>
    <style:style style:family="text" style:name="T176" style:parent-style-name="DefaultParagraphFont">
      <style:text-properties fo:country="US" fo:language="en"/>
    </style:style>
    <style:style style:family="text" style:name="T177" style:parent-style-name="DefaultParagraphFont">
      <style:text-properties fo:country="US" fo:language="en" style:country-asian="DE" style:language-asian="de"/>
    </style:style>
    <style:style style:family="text" style:name="T178" style:parent-style-name="DefaultParagraphFont">
      <style:text-properties fo:country="US" fo:language="en"/>
    </style:style>
    <style:style style:family="text" style:name="T179" style:parent-style-name="DefaultParagraphFont">
      <style:text-properties fo:country="US" fo:language="en" style:country-asian="DE" style:language-asian="de"/>
    </style:style>
    <style:style style:family="text" style:name="T180" style:parent-style-name="DefaultParagraphFont">
      <style:text-properties fo:country="US" fo:language="en"/>
    </style:style>
    <style:style style:family="paragraph" style:name="P181" style:parent-style-name="Heading1">
      <style:text-properties fo:country="US" fo:language="en"/>
    </style:style>
    <style:style style:family="paragraph" style:name="P182" style:parent-style-name="Heading2">
      <style:text-properties fo:country="US" fo:language="en"/>
    </style:style>
    <style:style style:family="text" style:name="T183" style:parent-style-name="DefaultParagraphFont">
      <style:text-properties fo:country="US" fo:language="en"/>
    </style:style>
    <style:style style:family="text" style:name="T184" style:parent-style-name="DefaultParagraphFont">
      <style:text-properties style:country-asian="DE" style:language-asian="de"/>
    </style:style>
    <style:style style:family="text" style:name="T185" style:parent-style-name="DefaultParagraphFont">
      <style:text-properties fo:country="US" fo:language="en"/>
    </style:style>
    <style:style style:family="text" style:name="T186" style:parent-style-name="DefaultParagraphFont">
      <style:text-properties fo:country="US" fo:language="en"/>
    </style:style>
    <style:style style:family="text" style:name="T187" style:parent-style-name="DefaultParagraphFont">
      <style:text-properties style:country-asian="DE" style:language-asian="de"/>
    </style:style>
    <style:style style:family="text" style:name="T188" style:parent-style-name="DefaultParagraphFont">
      <style:text-properties fo:country="US" fo:language="en"/>
    </style:style>
    <style:style style:family="text" style:name="T189" style:parent-style-name="DefaultParagraphFont">
      <style:text-properties style:country-asian="DE" style:language-asian="de"/>
    </style:style>
    <style:style style:family="text" style:name="T190" style:parent-style-name="DefaultParagraphFont">
      <style:text-properties fo:country="US" fo:language="en"/>
    </style:style>
    <style:style style:family="text" style:name="T191" style:parent-style-name="DefaultParagraphFont">
      <style:text-properties style:country-asian="DE" style:language-asian="de"/>
    </style:style>
    <style:style style:family="paragraph" style:name="P192" style:parent-style-name="Heading2">
      <style:text-properties fo:country="US" fo:language="en"/>
    </style:style>
    <style:style style:family="text" style:name="T193" style:parent-style-name="IntenseEmphasis">
      <style:text-properties fo:country="US" fo:language="en"/>
    </style:style>
    <style:style style:family="text" style:name="T194" style:parent-style-name="IntenseEmphasis">
      <style:text-properties fo:country="US" fo:language="en"/>
    </style:style>
    <style:style style:family="text" style:name="T195" style:parent-style-name="DefaultParagraphFont">
      <style:text-properties fo:country="US" fo:language="en"/>
    </style:style>
    <style:style style:family="text" style:name="T196" style:parent-style-name="DefaultParagraphFont">
      <style:text-properties style:country-asian="DE" style:language-asian="de"/>
    </style:style>
    <style:style style:family="text" style:name="T197" style:parent-style-name="DefaultParagraphFont">
      <style:text-properties fo:country="US" fo:language="en"/>
    </style:style>
    <style:style style:family="paragraph" style:name="P198" style:parent-style-name="Heading2">
      <style:text-properties fo:country="US" fo:language="en"/>
    </style:style>
    <style:style style:family="text" style:name="T199" style:parent-style-name="DefaultParagraphFont">
      <style:text-properties fo:country="US" fo:language="en"/>
    </style:style>
    <style:style style:family="text" style:name="T200" style:parent-style-name="IntenseEmphasis">
      <style:text-properties style:country-asian="DE" style:language-asian="de"/>
    </style:style>
    <style:style style:family="text" style:name="T201" style:parent-style-name="DefaultParagraphFont">
      <style:text-properties fo:country="US" fo:language="en"/>
    </style:style>
    <style:style style:family="text" style:name="T202" style:parent-style-name="IntenseEmphasis">
      <style:text-properties style:country-asian="DE" style:language-asian="de"/>
    </style:style>
    <style:style style:family="text" style:name="T203" style:parent-style-name="DefaultParagraphFont">
      <style:text-properties fo:country="US" fo:language="en"/>
    </style:style>
    <style:style style:family="text" style:name="T204" style:parent-style-name="IntenseEmphasis">
      <style:text-properties style:country-asian="DE" style:language-asian="de"/>
    </style:style>
    <style:style style:family="text" style:name="T205" style:parent-style-name="DefaultParagraphFont">
      <style:text-properties fo:country="US" fo:language="en"/>
    </style:style>
    <style:style style:family="text" style:name="T206" style:parent-style-name="IntenseEmphasis">
      <style:text-properties style:country-asian="DE" style:language-asian="de"/>
    </style:style>
    <style:style style:family="paragraph" style:name="P207" style:parent-style-name="Heading2">
      <style:text-properties fo:country="US" fo:language="en"/>
    </style:style>
    <style:style style:family="table-column" style:name="TableColumn209">
      <style:table-column-properties style:column-width="1.0597in"/>
    </style:style>
    <style:style style:family="table-column" style:name="TableColumn210">
      <style:table-column-properties style:column-width="1.709in"/>
    </style:style>
    <style:style style:family="table-column" style:name="TableColumn211">
      <style:table-column-properties style:column-width="1.8083in"/>
    </style:style>
    <style:style style:family="table-column" style:name="TableColumn212">
      <style:table-column-properties style:column-width="1.8729in"/>
    </style:style>
    <style:style style:family="table" style:name="Table208">
      <style:table-properties fo:margin-left="0in" style:rel-width="100%" style:width="6.45in" table:align="left"/>
    </style:style>
    <style:style style:family="table-row" style:name="TableRow213">
      <style:table-row-properties fo:keep-together="always"/>
    </style:style>
    <style:style style:family="table-cell" style:name="TableCell214">
      <style:table-cell-properties fo:border="0.0069in solid #000000" fo:padding-bottom="0in" fo:padding-left="0.075in" fo:padding-right="0.075in" fo:padding-top="0in" style:writing-mode="lr-tb"/>
    </style:style>
    <style:style style:family="paragraph" style:name="P215" style:parent-style-name="Normal">
      <style:paragraph-properties fo:keep-together="always" fo:line-height="100%" fo:margin-bottom="0in"/>
      <style:text-properties fo:country="US" fo:language="en"/>
    </style:style>
    <style:style style:family="table-cell" style:name="TableCell216">
      <style:table-cell-properties fo:border="0.0069in solid #000000" fo:padding-bottom="0in" fo:padding-left="0.075in" fo:padding-right="0.075in" fo:padding-top="0in" style:writing-mode="lr-tb"/>
    </style:style>
    <style:style style:family="paragraph" style:name="P217" style:parent-style-name="Normal">
      <style:paragraph-properties fo:keep-together="always" fo:line-height="100%" fo:margin-bottom="0in"/>
    </style:style>
    <style:style style:family="table-cell" style:name="TableCell218">
      <style:table-cell-properties fo:border="0.0069in solid #000000" fo:padding-bottom="0in" fo:padding-left="0.075in" fo:padding-right="0.075in" fo:padding-top="0in" style:writing-mode="lr-tb"/>
    </style:style>
    <style:style style:family="paragraph" style:name="P219" style:parent-style-name="Normal">
      <style:paragraph-properties fo:keep-together="always" fo:line-height="100%" fo:margin-bottom="0in"/>
    </style:style>
    <style:style style:family="table-cell" style:name="TableCell220">
      <style:table-cell-properties fo:border="0.0069in solid #000000" fo:padding-bottom="0in" fo:padding-left="0.075in" fo:padding-right="0.075in" fo:padding-top="0in" style:writing-mode="lr-tb"/>
    </style:style>
    <style:style style:family="paragraph" style:name="P221" style:parent-style-name="Normal">
      <style:paragraph-properties fo:keep-together="always" fo:line-height="100%" fo:margin-bottom="0in"/>
    </style:style>
    <style:style style:family="table-row" style:name="TableRow222">
      <style:table-row-properties fo:keep-together="always"/>
    </style:style>
    <style:style style:family="table-cell" style:name="TableCell223">
      <style:table-cell-properties fo:border="0.0069in solid #000000" fo:padding-bottom="0in" fo:padding-left="0.075in" fo:padding-right="0.075in" fo:padding-top="0in" style:writing-mode="lr-tb"/>
    </style:style>
    <style:style style:family="paragraph" style:name="P224" style:parent-style-name="Normal">
      <style:paragraph-properties fo:keep-together="always" fo:line-height="100%" fo:margin-bottom="0in"/>
    </style:style>
    <style:style style:family="table-cell" style:name="TableCell225">
      <style:table-cell-properties fo:border="0.0069in solid #000000" fo:padding-bottom="0in" fo:padding-left="0.075in" fo:padding-right="0.075in" fo:padding-top="0in" style:writing-mode="lr-tb"/>
    </style:style>
    <style:style style:family="paragraph" style:name="P226" style:parent-style-name="Normal">
      <style:paragraph-properties fo:keep-together="always" fo:line-height="100%" fo:margin-bottom="0in"/>
    </style:style>
    <style:style style:family="text" style:name="T227" style:parent-style-name="DefaultParagraphFont">
      <style:text-properties style:country-asian="DE" style:language-asian="de"/>
    </style:style>
    <style:style style:family="table-cell" style:name="TableCell228">
      <style:table-cell-properties fo:border="0.0069in solid #000000" fo:padding-bottom="0in" fo:padding-left="0.075in" fo:padding-right="0.075in" fo:padding-top="0in" style:writing-mode="lr-tb"/>
    </style:style>
    <style:style style:family="paragraph" style:name="P229" style:parent-style-name="Normal">
      <style:paragraph-properties fo:keep-together="always" fo:line-height="100%" fo:margin-bottom="0in"/>
    </style:style>
    <style:style style:family="text" style:name="T230" style:parent-style-name="DefaultParagraphFont">
      <style:text-properties style:country-asian="DE" style:language-asian="de"/>
    </style:style>
    <style:style style:family="table-cell" style:name="TableCell231">
      <style:table-cell-properties fo:border="0.0069in solid #000000" fo:padding-bottom="0in" fo:padding-left="0.075in" fo:padding-right="0.075in" fo:padding-top="0in" style:writing-mode="lr-tb"/>
    </style:style>
    <style:style style:family="paragraph" style:name="P232" style:parent-style-name="Normal">
      <style:paragraph-properties fo:keep-together="always" fo:line-height="100%" fo:margin-bottom="0in"/>
    </style:style>
    <style:style style:family="text" style:name="T233" style:parent-style-name="DefaultParagraphFont">
      <style:text-properties style:country-asian="DE" style:language-asian="de"/>
    </style:style>
    <style:style style:family="table-row" style:name="TableRow234">
      <style:table-row-properties fo:keep-together="always"/>
    </style:style>
    <style:style style:family="table-cell" style:name="TableCell235">
      <style:table-cell-properties fo:border="0.0069in solid #000000" fo:padding-bottom="0in" fo:padding-left="0.075in" fo:padding-right="0.075in" fo:padding-top="0in" style:writing-mode="lr-tb"/>
    </style:style>
    <style:style style:family="paragraph" style:name="P236" style:parent-style-name="Normal">
      <style:paragraph-properties fo:keep-together="always" fo:line-height="100%" fo:margin-bottom="0in"/>
    </style:style>
    <style:style style:family="table-cell" style:name="TableCell237">
      <style:table-cell-properties fo:border="0.0069in solid #000000" fo:padding-bottom="0in" fo:padding-left="0.075in" fo:padding-right="0.075in" fo:padding-top="0in" style:writing-mode="lr-tb"/>
    </style:style>
    <style:style style:family="paragraph" style:name="P238" style:parent-style-name="Normal">
      <style:paragraph-properties fo:keep-together="always" fo:line-height="100%" fo:margin-bottom="0in"/>
    </style:style>
    <style:style style:family="text" style:name="T239" style:parent-style-name="DefaultParagraphFont">
      <style:text-properties style:country-asian="DE" style:language-asian="de"/>
    </style:style>
    <style:style style:family="table-cell" style:name="TableCell240">
      <style:table-cell-properties fo:border="0.0069in solid #000000" fo:padding-bottom="0in" fo:padding-left="0.075in" fo:padding-right="0.075in" fo:padding-top="0in" style:writing-mode="lr-tb"/>
    </style:style>
    <style:style style:family="paragraph" style:name="P241" style:parent-style-name="Normal">
      <style:paragraph-properties fo:keep-together="always" fo:line-height="100%" fo:margin-bottom="0in"/>
    </style:style>
    <style:style style:family="text" style:name="T242" style:parent-style-name="DefaultParagraphFont">
      <style:text-properties style:country-asian="DE" style:language-asian="de"/>
    </style:style>
    <style:style style:family="table-cell" style:name="TableCell243">
      <style:table-cell-properties fo:border="0.0069in solid #000000" fo:padding-bottom="0in" fo:padding-left="0.075in" fo:padding-right="0.075in" fo:padding-top="0in" style:writing-mode="lr-tb"/>
    </style:style>
    <style:style style:family="paragraph" style:name="P244" style:parent-style-name="Normal">
      <style:paragraph-properties fo:keep-together="always" fo:line-height="100%" fo:margin-bottom="0in"/>
    </style:style>
    <style:style style:family="text" style:name="T245" style:parent-style-name="DefaultParagraphFont">
      <style:text-properties style:country-asian="DE" style:language-asian="de"/>
    </style:style>
    <style:style style:family="table-row" style:name="TableRow246">
      <style:table-row-properties fo:keep-together="always"/>
    </style:style>
    <style:style style:family="table-cell" style:name="TableCell247">
      <style:table-cell-properties fo:border="0.0069in solid #000000" fo:padding-bottom="0in" fo:padding-left="0.075in" fo:padding-right="0.075in" fo:padding-top="0in" style:writing-mode="lr-tb"/>
    </style:style>
    <style:style style:family="paragraph" style:name="P248" style:parent-style-name="Normal">
      <style:paragraph-properties fo:line-height="100%" fo:margin-bottom="0in"/>
    </style:style>
    <style:style style:family="table-cell" style:name="TableCell249">
      <style:table-cell-properties fo:border="0.0069in solid #000000" fo:padding-bottom="0in" fo:padding-left="0.075in" fo:padding-right="0.075in" fo:padding-top="0in" style:writing-mode="lr-tb"/>
    </style:style>
    <style:style style:family="paragraph" style:name="P250" style:parent-style-name="Normal">
      <style:paragraph-properties fo:line-height="100%" fo:margin-bottom="0in"/>
    </style:style>
    <style:style style:family="text" style:name="T251" style:parent-style-name="DefaultParagraphFont">
      <style:text-properties style:country-asian="DE" style:language-asian="de"/>
    </style:style>
    <style:style style:family="table-cell" style:name="TableCell252">
      <style:table-cell-properties fo:border="0.0069in solid #000000" fo:padding-bottom="0in" fo:padding-left="0.075in" fo:padding-right="0.075in" fo:padding-top="0in" style:writing-mode="lr-tb"/>
    </style:style>
    <style:style style:family="paragraph" style:name="P253" style:parent-style-name="Normal">
      <style:paragraph-properties fo:line-height="100%" fo:margin-bottom="0in"/>
    </style:style>
    <style:style style:family="text" style:name="T254" style:parent-style-name="DefaultParagraphFont">
      <style:text-properties style:country-asian="DE" style:language-asian="de"/>
    </style:style>
    <style:style style:family="table-cell" style:name="TableCell255">
      <style:table-cell-properties fo:border="0.0069in solid #000000" fo:padding-bottom="0in" fo:padding-left="0.075in" fo:padding-right="0.075in" fo:padding-top="0in" style:writing-mode="lr-tb"/>
    </style:style>
    <style:style style:family="paragraph" style:name="P256" style:parent-style-name="Normal">
      <style:paragraph-properties fo:line-height="100%" fo:margin-bottom="0in"/>
    </style:style>
    <style:style style:family="text" style:name="T257" style:parent-style-name="DefaultParagraphFont">
      <style:text-properties style:country-asian="DE" style:language-asian="de"/>
    </style:style>
    <style:style style:family="table-column" style:name="TableColumn259">
      <style:table-column-properties style:column-width="1.0597in"/>
    </style:style>
    <style:style style:family="table-column" style:name="TableColumn260">
      <style:table-column-properties style:column-width="1.709in"/>
    </style:style>
    <style:style style:family="table-column" style:name="TableColumn261">
      <style:table-column-properties style:column-width="1.8083in"/>
    </style:style>
    <style:style style:family="table-column" style:name="TableColumn262">
      <style:table-column-properties style:column-width="1.8729in"/>
    </style:style>
    <style:style style:family="table" style:name="Table258">
      <style:table-properties fo:margin-left="0in" style:rel-width="100%" style:width="6.45in" table:align="left"/>
    </style:style>
    <style:style style:family="table-row" style:name="TableRow263">
      <style:table-row-properties/>
    </style:style>
    <style:style style:family="table-cell" style:name="TableCell264">
      <style:table-cell-properties fo:border="0.0069in solid #000000" fo:padding-bottom="0in" fo:padding-left="0.075in" fo:padding-right="0.075in" fo:padding-top="0in" style:writing-mode="lr-tb"/>
    </style:style>
    <style:style style:family="paragraph" style:name="P265" style:parent-style-name="Normal">
      <style:paragraph-properties fo:line-height="100%" fo:margin-bottom="0in"/>
    </style:style>
    <style:style style:family="table-cell" style:name="TableCell266">
      <style:table-cell-properties fo:border="0.0069in solid #000000" fo:padding-bottom="0in" fo:padding-left="0.075in" fo:padding-right="0.075in" fo:padding-top="0in" style:writing-mode="lr-tb"/>
    </style:style>
    <style:style style:family="paragraph" style:name="P267" style:parent-style-name="Normal">
      <style:paragraph-properties fo:line-height="100%" fo:margin-bottom="0in"/>
    </style:style>
    <style:style style:family="table-cell" style:name="TableCell268">
      <style:table-cell-properties fo:border="0.0069in solid #000000" fo:padding-bottom="0in" fo:padding-left="0.075in" fo:padding-right="0.075in" fo:padding-top="0in" style:writing-mode="lr-tb"/>
    </style:style>
    <style:style style:family="paragraph" style:name="P269" style:parent-style-name="Normal">
      <style:paragraph-properties fo:line-height="100%" fo:margin-bottom="0in"/>
    </style:style>
    <style:style style:family="table-cell" style:name="TableCell270">
      <style:table-cell-properties fo:border="0.0069in solid #000000" fo:padding-bottom="0in" fo:padding-left="0.075in" fo:padding-right="0.075in" fo:padding-top="0in" style:writing-mode="lr-tb"/>
    </style:style>
    <style:style style:family="paragraph" style:name="P271" style:parent-style-name="Normal">
      <style:paragraph-properties fo:line-height="100%" fo:margin-bottom="0in"/>
    </style:style>
    <style:style style:family="table-row" style:name="TableRow272">
      <style:table-row-properties/>
    </style:style>
    <style:style style:family="table-cell" style:name="TableCell273">
      <style:table-cell-properties fo:border="0.0069in solid #000000" fo:padding-bottom="0in" fo:padding-left="0.075in" fo:padding-right="0.075in" fo:padding-top="0in" style:writing-mode="lr-tb"/>
    </style:style>
    <style:style style:family="paragraph" style:name="P274" style:parent-style-name="Normal">
      <style:paragraph-properties fo:line-height="100%" fo:margin-bottom="0in"/>
    </style:style>
    <style:style style:family="table-cell" style:name="TableCell275">
      <style:table-cell-properties fo:border="0.0069in solid #000000" fo:padding-bottom="0in" fo:padding-left="0.075in" fo:padding-right="0.075in" fo:padding-top="0in" style:writing-mode="lr-tb"/>
    </style:style>
    <style:style style:family="paragraph" style:name="P276" style:parent-style-name="Normal">
      <style:paragraph-properties fo:line-height="100%" fo:margin-bottom="0in"/>
    </style:style>
    <style:style style:family="paragraph" style:name="P277" style:parent-style-name="Normal">
      <style:paragraph-properties fo:line-height="100%" fo:margin-bottom="0in"/>
    </style:style>
    <style:style style:family="text" style:name="T278" style:parent-style-name="DefaultParagraphFont">
      <style:text-properties style:country-asian="DE" style:language-asian="de"/>
    </style:style>
    <style:style style:family="paragraph" style:name="P279" style:parent-style-name="Normal">
      <style:paragraph-properties fo:line-height="100%" fo:margin-bottom="0in"/>
    </style:style>
    <style:style style:family="table-cell" style:name="TableCell280">
      <style:table-cell-properties fo:border="0.0069in solid #000000" fo:padding-bottom="0in" fo:padding-left="0.075in" fo:padding-right="0.075in" fo:padding-top="0in" style:writing-mode="lr-tb"/>
    </style:style>
    <style:style style:family="paragraph" style:name="P281" style:parent-style-name="Normal">
      <style:paragraph-properties fo:line-height="100%" fo:margin-bottom="0in"/>
    </style:style>
    <style:style style:family="paragraph" style:name="P282" style:parent-style-name="Normal">
      <style:paragraph-properties fo:line-height="100%" fo:margin-bottom="0in"/>
    </style:style>
    <style:style style:family="text" style:name="T283" style:parent-style-name="DefaultParagraphFont">
      <style:text-properties style:country-asian="DE" style:language-asian="de"/>
    </style:style>
    <style:style style:family="paragraph" style:name="P284" style:parent-style-name="Normal">
      <style:paragraph-properties fo:line-height="100%" fo:margin-bottom="0in"/>
    </style:style>
    <style:style style:family="table-cell" style:name="TableCell285">
      <style:table-cell-properties fo:border="0.0069in solid #000000" fo:padding-bottom="0in" fo:padding-left="0.075in" fo:padding-right="0.075in" fo:padding-top="0in" style:writing-mode="lr-tb"/>
    </style:style>
    <style:style style:family="paragraph" style:name="P286" style:parent-style-name="Normal">
      <style:paragraph-properties fo:line-height="100%" fo:margin-bottom="0in"/>
    </style:style>
    <style:style style:family="paragraph" style:name="P287" style:parent-style-name="Normal">
      <style:paragraph-properties fo:line-height="100%" fo:margin-bottom="0in"/>
    </style:style>
    <style:style style:family="text" style:name="T288" style:parent-style-name="DefaultParagraphFont">
      <style:text-properties style:country-asian="DE" style:language-asian="de"/>
    </style:style>
    <style:style style:family="paragraph" style:name="P289" style:parent-style-name="Normal">
      <style:paragraph-properties fo:line-height="100%" fo:margin-bottom="0in"/>
    </style:style>
    <style:style style:family="table-row" style:name="TableRow290">
      <style:table-row-properties/>
    </style:style>
    <style:style style:family="table-cell" style:name="TableCell291">
      <style:table-cell-properties fo:border="0.0069in solid #000000" fo:padding-bottom="0in" fo:padding-left="0.075in" fo:padding-right="0.075in" fo:padding-top="0in" style:writing-mode="lr-tb"/>
    </style:style>
    <style:style style:family="paragraph" style:name="P292" style:parent-style-name="Normal">
      <style:paragraph-properties fo:line-height="100%" fo:margin-bottom="0in"/>
    </style:style>
    <style:style style:family="table-cell" style:name="TableCell293">
      <style:table-cell-properties fo:border="0.0069in solid #000000" fo:padding-bottom="0in" fo:padding-left="0.075in" fo:padding-right="0.075in" fo:padding-top="0in" style:writing-mode="lr-tb"/>
    </style:style>
    <style:style style:family="paragraph" style:name="P294" style:parent-style-name="Normal">
      <style:paragraph-properties fo:line-height="100%" fo:margin-bottom="0in"/>
    </style:style>
    <style:style style:family="paragraph" style:name="P295" style:parent-style-name="Normal">
      <style:paragraph-properties fo:line-height="100%" fo:margin-bottom="0in"/>
    </style:style>
    <style:style style:family="text" style:name="T296" style:parent-style-name="DefaultParagraphFont">
      <style:text-properties style:country-asian="DE" style:language-asian="de"/>
    </style:style>
    <style:style style:family="paragraph" style:name="P297" style:parent-style-name="Normal">
      <style:paragraph-properties fo:line-height="100%" fo:margin-bottom="0in"/>
    </style:style>
    <style:style style:family="table-cell" style:name="TableCell298">
      <style:table-cell-properties fo:border="0.0069in solid #000000" fo:padding-bottom="0in" fo:padding-left="0.075in" fo:padding-right="0.075in" fo:padding-top="0in" style:writing-mode="lr-tb"/>
    </style:style>
    <style:style style:family="paragraph" style:name="P299" style:parent-style-name="Normal">
      <style:paragraph-properties fo:line-height="100%" fo:margin-bottom="0in"/>
    </style:style>
    <style:style style:family="paragraph" style:name="P300" style:parent-style-name="Normal">
      <style:paragraph-properties fo:line-height="100%" fo:margin-bottom="0in"/>
    </style:style>
    <style:style style:family="text" style:name="T301" style:parent-style-name="DefaultParagraphFont">
      <style:text-properties style:country-asian="DE" style:language-asian="de"/>
    </style:style>
    <style:style style:family="paragraph" style:name="P302" style:parent-style-name="Normal">
      <style:paragraph-properties fo:line-height="100%" fo:margin-bottom="0in"/>
    </style:style>
    <style:style style:family="table-cell" style:name="TableCell303">
      <style:table-cell-properties fo:border="0.0069in solid #000000" fo:padding-bottom="0in" fo:padding-left="0.075in" fo:padding-right="0.075in" fo:padding-top="0in" style:writing-mode="lr-tb"/>
    </style:style>
    <style:style style:family="paragraph" style:name="P304" style:parent-style-name="Normal">
      <style:paragraph-properties fo:line-height="100%" fo:margin-bottom="0in"/>
    </style:style>
    <style:style style:family="paragraph" style:name="P305" style:parent-style-name="Normal">
      <style:paragraph-properties fo:line-height="100%" fo:margin-bottom="0in"/>
    </style:style>
    <style:style style:family="text" style:name="T306" style:parent-style-name="DefaultParagraphFont">
      <style:text-properties style:country-asian="DE" style:language-asian="de"/>
    </style:style>
    <style:style style:family="paragraph" style:name="P307" style:parent-style-name="Normal">
      <style:paragraph-properties fo:line-height="100%" fo:margin-bottom="0in"/>
    </style:style>
    <style:style style:family="table-row" style:name="TableRow308">
      <style:table-row-properties/>
    </style:style>
    <style:style style:family="table-cell" style:name="TableCell309">
      <style:table-cell-properties fo:border="0.0069in solid #000000" fo:padding-bottom="0in" fo:padding-left="0.075in" fo:padding-right="0.075in" fo:padding-top="0in" style:writing-mode="lr-tb"/>
    </style:style>
    <style:style style:family="paragraph" style:name="P310" style:parent-style-name="Normal">
      <style:paragraph-properties fo:line-height="100%" fo:margin-bottom="0in"/>
    </style:style>
    <style:style style:family="table-cell" style:name="TableCell311">
      <style:table-cell-properties fo:border="0.0069in solid #000000" fo:padding-bottom="0in" fo:padding-left="0.075in" fo:padding-right="0.075in" fo:padding-top="0in" style:writing-mode="lr-tb"/>
    </style:style>
    <style:style style:family="paragraph" style:name="P312" style:parent-style-name="Normal">
      <style:paragraph-properties fo:line-height="100%" fo:margin-bottom="0in"/>
    </style:style>
    <style:style style:family="paragraph" style:name="P313" style:parent-style-name="Normal">
      <style:paragraph-properties fo:line-height="100%" fo:margin-bottom="0in"/>
    </style:style>
    <style:style style:family="text" style:name="T314" style:parent-style-name="DefaultParagraphFont">
      <style:text-properties style:country-asian="DE" style:language-asian="de"/>
    </style:style>
    <style:style style:family="paragraph" style:name="P315" style:parent-style-name="Normal">
      <style:paragraph-properties fo:line-height="100%" fo:margin-bottom="0in"/>
    </style:style>
    <style:style style:family="table-cell" style:name="TableCell316">
      <style:table-cell-properties fo:border="0.0069in solid #000000" fo:padding-bottom="0in" fo:padding-left="0.075in" fo:padding-right="0.075in" fo:padding-top="0in" style:writing-mode="lr-tb"/>
    </style:style>
    <style:style style:family="paragraph" style:name="P317" style:parent-style-name="Normal">
      <style:paragraph-properties fo:line-height="100%" fo:margin-bottom="0in"/>
    </style:style>
    <style:style style:family="paragraph" style:name="P318" style:parent-style-name="Normal">
      <style:paragraph-properties fo:line-height="100%" fo:margin-bottom="0in"/>
    </style:style>
    <style:style style:family="text" style:name="T319" style:parent-style-name="DefaultParagraphFont">
      <style:text-properties style:country-asian="DE" style:language-asian="de"/>
    </style:style>
    <style:style style:family="paragraph" style:name="P320" style:parent-style-name="Normal">
      <style:paragraph-properties fo:line-height="100%" fo:margin-bottom="0in"/>
    </style:style>
    <style:style style:family="table-cell" style:name="TableCell321">
      <style:table-cell-properties fo:border="0.0069in solid #000000" fo:padding-bottom="0in" fo:padding-left="0.075in" fo:padding-right="0.075in" fo:padding-top="0in" style:writing-mode="lr-tb"/>
    </style:style>
    <style:style style:family="paragraph" style:name="P322" style:parent-style-name="Normal">
      <style:paragraph-properties fo:line-height="100%" fo:margin-bottom="0in"/>
    </style:style>
    <style:style style:family="paragraph" style:name="P323" style:parent-style-name="Normal">
      <style:paragraph-properties fo:line-height="100%" fo:margin-bottom="0in"/>
    </style:style>
    <style:style style:family="text" style:name="T324" style:parent-style-name="DefaultParagraphFont">
      <style:text-properties style:country-asian="DE" style:language-asian="de"/>
    </style:style>
    <style:style style:family="paragraph" style:name="P325" style:parent-style-name="Normal">
      <style:paragraph-properties fo:line-height="100%" fo:margin-bottom="0in"/>
    </style:style>
    <style:style style:family="paragraph" style:name="P326" style:parent-style-name="Normal">
      <style:text-properties fo:country="US" fo:language="en"/>
    </style:style>
    <style:style style:family="graphic" style:name="a37" style:parent-style-name="Graphics">
      <style:graphic-properties fo:background-color="transparent" fo:border="none" fo:clip="rect(0in, 0.07874in, 0in, 0.07874in)"/>
    </style:style>
    <style:style style:family="graphic" style:name="a38" style:parent-style-name="Graphics">
      <style:graphic-properties fo:background-color="transparent" fo:border="none" fo:clip="rect(0in, 0.07874in, 0in, 0in)"/>
    </style:style>
    <style:style style:family="graphic" style:name="a39" style:parent-style-name="Graphics">
      <style:graphic-properties fo:background-color="transparent" fo:border="none" fo:clip="rect(0in, 0.07874in, 0in, -0.07874in)"/>
    </style:style>
    <style:style style:family="graphic" style:name="a20" style:parent-style-name="Graphics">
      <style:graphic-properties fo:background-color="transparent" fo:border="none" style:horizontal-pos="left" style:horizontal-rel="paragraph" style:vertical-pos="from-top" style:vertical-rel="paragraph" style:wrap="biggest" style:wrap-contour="false"/>
    </style:style>
    <style:style style:family="graphic" style:name="a21" style:parent-style-name="Graphics">
      <style:graphic-properties fo:background-color="transparent" fo:border="none" style:horizontal-pos="center" style:horizontal-rel="paragraph" style:vertical-pos="from-top" style:vertical-rel="paragraph" style:wrap="biggest" style:wrap-contour="false"/>
    </style:style>
    <style:style style:family="graphic" style:name="a22" style:parent-style-name="Graphics">
      <style:graphic-properties fo:background-color="transparent" fo:border="none" style:horizontal-pos="right" style:horizontal-rel="paragraph" style:vertical-pos="from-top" style:vertical-rel="paragraph" style:wrap="biggest" style:wrap-contour="false"/>
    </style:style>
    <style:style style:family="graphic" style:name="a23" style:parent-style-name="Graphics">
      <style:graphic-properties fo:background-color="transparent" fo:border="none" style:horizontal-pos="from-left" style:horizontal-rel="paragraph" style:vertical-pos="from-top" style:vertical-rel="paragraph" style:wrap="biggest" style:wrap-contour="false"/>
    </style:style>
    <style:style style:family="graphic" style:name="a24" style:parent-style-name="Graphics">
      <style:graphic-properties fo:background-color="transparent" fo:border="none" style:horizontal-pos="left" style:horizontal-rel="paragraph" style:vertical-pos="from-top" style:vertical-rel="paragraph" style:wrap="none"/>
    </style:style>
    <style:style style:family="graphic" style:name="a25" style:parent-style-name="Graphics">
      <style:graphic-properties fo:background-color="transparent" fo:border="none" style:horizontal-pos="center" style:horizontal-rel="paragraph" style:vertical-pos="from-top" style:vertical-rel="paragraph" style:wrap="none"/>
    </style:style>
    <style:style style:family="graphic" style:name="a26" style:parent-style-name="Graphics">
      <style:graphic-properties fo:background-color="transparent" fo:border="none" style:horizontal-pos="right" style:horizontal-rel="paragraph" style:vertical-pos="from-top" style:vertical-rel="paragraph" style:wrap="none"/>
    </style:style>
    <style:style style:family="graphic" style:name="a27" style:parent-style-name="Graphics">
      <style:graphic-properties fo:background-color="transparent" fo:border="none" style:horizontal-pos="from-left" style:horizontal-rel="paragraph" style:vertical-pos="from-top" style:vertical-rel="paragraph" style:wrap="none"/>
    </style:style>
    <style:style style:family="graphic" style:name="a28" style:parent-style-name="Graphics">
      <style:graphic-properties fo:background-color="transparent" fo:border="none"/>
    </style:style>
    <style:style style:family="graphic" style:name="a29" style:parent-style-name="Graphics">
      <style:graphic-properties fo:background-color="transparent" fo:border="none"/>
    </style:style>
    <style:style style:family="graphic" style:name="a10" style:parent-style-name="Graphics">
      <style:graphic-properties fo:background-color="transparent" fo:border="none" style:horizontal-pos="right" style:horizontal-rel="paragraph" style:vertical-pos="from-top" style:vertical-rel="paragraph" style:wrap="right" style:wrap-contour="false"/>
    </style:style>
    <style:style style:family="graphic" style:name="a11" style:parent-style-name="Graphics">
      <style:graphic-properties fo:background-color="transparent" fo:border="none" style:horizontal-pos="from-left" style:horizontal-rel="paragraph" style:vertical-pos="from-top" style:vertical-rel="paragraph" style:wrap="right" style:wrap-contour="false"/>
    </style:style>
    <style:style style:family="graphic" style:name="a12" style:parent-style-name="Graphics">
      <style:graphic-properties fo:background-color="transparent" fo:border="none" style:horizontal-pos="left" style:horizontal-rel="paragraph" style:vertical-pos="from-top" style:vertical-rel="paragraph" style:wrap="left" style:wrap-contour="false"/>
    </style:style>
    <style:style style:family="graphic" style:name="a13" style:parent-style-name="Graphics">
      <style:graphic-properties fo:background-color="transparent" fo:border="none" style:horizontal-pos="center" style:horizontal-rel="paragraph" style:vertical-pos="from-top" style:vertical-rel="paragraph" style:wrap="left" style:wrap-contour="false"/>
    </style:style>
    <style:style style:family="graphic" style:name="a50" style:parent-style-name="Graphics">
      <style:graphic-properties fo:background-color="transparent" fo:border="none" fo:clip="rect(0in, 0in, 0in, 0in)"/>
    </style:style>
    <style:style style:family="graphic" style:name="a14" style:parent-style-name="Graphics">
      <style:graphic-properties fo:background-color="transparent" fo:border="none" style:horizontal-pos="right" style:horizontal-rel="paragraph" style:vertical-pos="from-top" style:vertical-rel="paragraph" style:wrap="left" style:wrap-contour="false"/>
    </style:style>
    <style:style style:family="graphic" style:name="a51" style:parent-style-name="Graphics">
      <style:graphic-properties fo:background-color="transparent" fo:border="none" fo:clip="rect(-0.07874in, 0in, 0in, 0in)"/>
    </style:style>
    <style:style style:family="graphic" style:name="a15" style:parent-style-name="Graphics">
      <style:graphic-properties fo:background-color="transparent" fo:border="none" style:horizontal-pos="from-left" style:horizontal-rel="paragraph" style:vertical-pos="from-top" style:vertical-rel="paragraph" style:wrap="left" style:wrap-contour="false"/>
    </style:style>
    <style:style style:family="graphic" style:name="a52" style:parent-style-name="Graphics">
      <style:graphic-properties fo:background-color="transparent" fo:border="none" fo:clip="rect(0.07874in, 0in, -0.07874in, 0in)"/>
    </style:style>
    <style:style style:family="graphic" style:name="a16" style:parent-style-name="Graphics">
      <style:graphic-properties fo:background-color="transparent" fo:border="none" style:horizontal-pos="left" style:horizontal-rel="paragraph" style:vertical-pos="from-top" style:vertical-rel="paragraph" style:wrap="parallel" style:wrap-contour="false"/>
    </style:style>
    <style:style style:family="graphic" style:name="a53" style:parent-style-name="Graphics">
      <style:graphic-properties fo:background-color="transparent" fo:border="none" fo:clip="rect(0in, 0in, -0.07874in, 0in)"/>
    </style:style>
    <style:style style:family="graphic" style:name="a17" style:parent-style-name="Graphics">
      <style:graphic-properties fo:background-color="transparent" fo:border="none" style:horizontal-pos="center" style:horizontal-rel="paragraph" style:vertical-pos="from-top" style:vertical-rel="paragraph" style:wrap="parallel" style:wrap-contour="false"/>
    </style:style>
    <style:style style:family="graphic" style:name="a54" style:parent-style-name="Graphics">
      <style:graphic-properties fo:background-color="transparent" fo:border="none" fo:clip="rect(-0.07874in, 0in, -0.07874in, 0in)"/>
    </style:style>
    <style:style style:family="graphic" style:name="a18" style:parent-style-name="Graphics">
      <style:graphic-properties fo:background-color="transparent" fo:border="none" style:horizontal-pos="right" style:horizontal-rel="paragraph" style:vertical-pos="from-top" style:vertical-rel="paragraph" style:wrap="parallel" style:wrap-contour="false"/>
    </style:style>
    <style:style style:family="graphic" style:name="a19" style:parent-style-name="Graphics">
      <style:graphic-properties fo:background-color="transparent" fo:border="none" style:horizontal-pos="from-left" style:horizontal-rel="paragraph" style:vertical-pos="from-top" style:vertical-rel="paragraph" style:wrap="parallel" style:wrap-contour="false"/>
    </style:style>
    <style:style style:family="graphic" style:name="a0" style:parent-style-name="Graphics">
      <style:graphic-properties fo:background-color="transparent" fo:border="none"/>
    </style:style>
    <style:style style:family="graphic" style:name="a1" style:parent-style-name="Graphics">
      <style:graphic-properties fo:background-color="transparent" fo:border="none"/>
    </style:style>
    <style:style style:family="graphic" style:name="a2" style:parent-style-name="Graphics">
      <style:graphic-properties fo:background-color="transparent" fo:border="none"/>
    </style:style>
    <style:style style:family="graphic" style:name="a40" style:parent-style-name="Graphics">
      <style:graphic-properties fo:background-color="transparent" fo:border="none" fo:clip="rect(0in, 0in, 0in, 0.07874in)"/>
    </style:style>
    <style:style style:family="graphic" style:name="a3" style:parent-style-name="Graphics">
      <style:graphic-properties fo:background-color="transparent" fo:border="none"/>
    </style:style>
    <style:style style:family="graphic" style:name="a41" style:parent-style-name="Graphics">
      <style:graphic-properties fo:background-color="transparent" fo:border="none" fo:clip="rect(0in, 0in, 0in, 0in)"/>
    </style:style>
    <style:style style:family="graphic" style:name="a4" style:parent-style-name="Graphics">
      <style:graphic-properties fo:background-color="transparent" fo:border="none"/>
    </style:style>
    <style:style style:family="graphic" style:name="a42" style:parent-style-name="Graphics">
      <style:graphic-properties fo:background-color="transparent" fo:border="none" fo:clip="rect(0in, 0in, 0in, -0.07874in)"/>
    </style:style>
    <style:style style:family="graphic" style:name="a5" style:parent-style-name="Graphics">
      <style:graphic-properties fo:background-color="transparent" fo:border="none"/>
    </style:style>
    <style:style style:family="graphic" style:name="a43" style:parent-style-name="Graphics">
      <style:graphic-properties fo:background-color="transparent" fo:border="none" fo:clip="rect(0in, -0.07874in, 0in, 0.07874in)"/>
    </style:style>
    <style:style style:family="graphic" style:name="a6" style:parent-style-name="Graphics">
      <style:graphic-properties fo:background-color="transparent" fo:border="none"/>
    </style:style>
    <style:style style:family="graphic" style:name="a44" style:parent-style-name="Graphics">
      <style:graphic-properties fo:background-color="transparent" fo:border="none" fo:clip="rect(0in, -0.07874in, 0in, 0in)"/>
    </style:style>
    <style:style style:family="graphic" style:name="a7" style:parent-style-name="Graphics">
      <style:graphic-properties fo:background-color="transparent" fo:border="none"/>
    </style:style>
    <style:style style:family="graphic" style:name="a45" style:parent-style-name="Graphics">
      <style:graphic-properties fo:background-color="transparent" fo:border="none" fo:clip="rect(0in, -0.07874in, 0in, -0.07874in)"/>
    </style:style>
    <style:style style:family="graphic" style:name="a8" style:parent-style-name="Graphics">
      <style:graphic-properties fo:background-color="transparent" fo:border="none" style:horizontal-pos="right" style:horizontal-rel="paragraph" style:vertical-pos="from-top" style:vertical-rel="paragraph" style:wrap="left" style:wrap-contour="false" svg:x="0.0mm"/>
    </style:style>
    <style:style style:family="graphic" style:name="a46" style:parent-style-name="Graphics">
      <style:graphic-properties fo:background-color="transparent" fo:border="none" fo:clip="rect(0.07874in, 0in, 0.07874in, 0in)"/>
    </style:style>
    <style:style style:family="graphic" style:name="a9" style:parent-style-name="Graphics">
      <style:graphic-properties fo:background-color="transparent" fo:border="none" style:horizontal-pos="center" style:horizontal-rel="paragraph" style:vertical-pos="from-top" style:vertical-rel="paragraph" style:wrap="right" style:wrap-contour="false"/>
    </style:style>
    <style:style style:family="graphic" style:name="a47" style:parent-style-name="Graphics">
      <style:graphic-properties fo:background-color="transparent" fo:border="none" fo:clip="rect(0in, 0in, 0.07874in, 0in)"/>
    </style:style>
    <style:style style:family="graphic" style:name="a48" style:parent-style-name="Graphics">
      <style:graphic-properties fo:background-color="transparent" fo:border="none" fo:clip="rect(-0.07874in, 0in, 0.07874in, 0in)"/>
    </style:style>
    <style:style style:family="graphic" style:name="a49" style:parent-style-name="Graphics">
      <style:graphic-properties fo:background-color="transparent" fo:border="none" fo:clip="rect(0.07874in, 0in, 0in, 0in)"/>
    </style:style>
    <style:style style:family="graphic" style:name="a30" style:parent-style-name="Graphics">
      <style:graphic-properties fo:background-color="transparent" fo:border="none"/>
    </style:style>
    <style:style style:family="graphic" style:name="a31" style:parent-style-name="Graphics">
      <style:graphic-properties fo:background-color="transparent" fo:border="none"/>
    </style:style>
    <style:style style:family="graphic" style:name="a32" style:parent-style-name="Graphics">
      <style:graphic-properties fo:background-color="transparent" fo:border="none" style:horizontal-pos="from-left" style:horizontal-rel="paragraph" style:vertical-pos="from-top" style:vertical-rel="paragraph" style:wrap="parallel" style:wrap-contour="false"/>
    </style:style>
    <style:style style:family="graphic" style:name="a33" style:parent-style-name="Graphics">
      <style:graphic-properties fo:background-color="transparent" fo:border="none"/>
    </style:style>
    <style:style style:family="graphic" style:name="a34" style:parent-style-name="Graphics">
      <style:graphic-properties fo:background-color="transparent" fo:border="none" style:mirror="horizontal"/>
    </style:style>
    <style:style style:family="graphic" style:name="a35" style:parent-style-name="Graphics">
      <style:graphic-properties fo:background-color="transparent" fo:border="none" style:mirror="vertical"/>
    </style:style>
    <style:style style:family="graphic" style:name="a36" style:parent-style-name="Graphics">
      <style:graphic-properties fo:background-color="transparent" fo:border="none" style:mirror="vertical horizontal"/>
    </style:style>
  </office:automatic-styles>
  <office:body>
    <office:text text:use-soft-page-breaks="true">
      <text:p text:style-name="P1">Images</text:p>
      <text:h text:outline-level="1" text:style-name="P2">Inline Images</text:h>
      <text:h text:outline-level="2" text:style-name="P3">Single Images Between Words</text:h>
      <text:p text:style-name="Normal"><text:span text:style-name="T4">Lorem</text:span><text:span text:style-name="T5"><text:s/></text:span><text:span text:style-name="T6">ipsum dolor sit amet, consetetur sadipscing elitr, sed diam nonumy eirmod tempor invidunt ut labore et dolore magna aliquyam erat, sed diam voluptua.<text:s/></text:span><text:span text:style-name="T7">Charlie Brown<text:s/></text:span><text:span text:style-name="T8"><draw:frame draw:name="Picture 49" draw:style-name="a0" style:rel-height="scale" style:rel-width="scale" svg:height="0.35004in" svg:width="0.35004in" svg:x="0in" svg:y="0in" text:anchor-type="as-char"><draw:image xlink:actuate="onLoad" xlink:href="media/image1.png" xlink:show="embed" xlink:type="simple"/><svg:title/><svg:desc>charlie.png</svg:desc></draw:frame></text:span><text:span text:style-name="T9"><text:s/>Snoopy<text:s/></text:span><text:span text:style-name="T10"><draw:frame draw:name="Picture 50" draw:style-name="a1" style:rel-height="scale" style:rel-width="scale" svg:height="0.35004in" svg:width="0.35004in" svg:x="0in" svg:y="0in" text:anchor-type="as-char"><draw:image xlink:actuate="onLoad" xlink:href="media/image2.png" xlink:show="embed" xlink:type="simple"/><svg:title/><svg:desc>snoopy.png</svg:desc></draw:frame></text:span><text:span text:style-name="T11"><text:s/></text:span><text:span text:style-name="T12">Lucy<text:s/></text:span><text:span text:style-name="T13"><draw:frame draw:name="Picture 51" draw:style-name="a2" style:rel-height="scale" style:rel-width="scale" svg:height="0.35004in" svg:width="0.35004in" svg:x="0in" svg:y="0in" text:anchor-type="as-char"><draw:image xlink:actuate="onLoad" xlink:href="media/image3.png" xlink:show="embed" xlink:type="simple"/><svg:title/><svg:desc>lucy.png</svg:desc></draw:frame></text:span><text:span text:style-name="T14"><text:s/>Woodstock<text:s/></text:span><text:span text:style-name="T15"><draw:frame draw:name="Picture 52" draw:style-name="a3" style:rel-height="scale" style:rel-width="scale" svg:height="0.35004in" svg:width="0.35004in" svg:x="0in" svg:y="0in" text:anchor-type="as-char"><draw:image xlink:actuate="onLoad" xlink:href="media/image4.png" xlink:show="embed" xlink:type="simple"/><svg:title/><svg:desc>woodstock.png</svg:desc></draw:frame></text:span><text:span text:style-name="T16"><text:s/>At vero eos et accusam et justo duo dolores et ea rebum. Stet clita kasd gubergren, no sea takimata sanctus est Lorem ipsum dolor sit amet.</text:span></text:p>
      <text:h text:outline-level="2" text:style-name="P17">Consecutive Images</text:h>
      <text:p text:style-name="Normal"><text:span text:style-name="T18">Lorem</text:span><text:span text:style-name="T19"><text:s/></text:span><text:span text:style-name="T20">ipsum dolor sit amet, consetetur sadipscing elitr, sed diam nonumy eirmod tempor invidunt ut labore et dolore magna aliquyam erat, sed diam voluptua.<text:s/></text:span><text:span text:style-name="T21">Charlie Brown Snoopy</text:span><text:span text:style-name="T22"><text:s/></text:span><text:span text:style-name="T23">Lucy Woodstock<text:s/></text:span><text:span text:style-name="T24"><draw:frame draw:name="Picture 49" draw:style-name="a4" style:rel-height="scale" style:rel-width="scale" svg:height="0.35004in" svg:width="0.35004in" svg:x="0in" svg:y="0in" text:anchor-type="as-char"><draw:image xlink:actuate="onLoad" xlink:href="media/image1.png" xlink:show="embed" xlink:type="simple"/><svg:title/><svg:desc>charlie.png</svg:desc></draw:frame></text:span><text:span text:style-name="T25"><draw:frame draw:name="Picture 50" draw:style-name="a5" style:rel-height="scale" style:rel-width="scale" svg:height="0.35004in" svg:width="0.35004in" svg:x="0in" svg:y="0in" text:anchor-type="as-char"><draw:image xlink:actuate="onLoad" xlink:href="media/image2.png" xlink:show="embed" xlink:type="simple"/><svg:title/><svg:desc>snoopy.png</svg:desc></draw:frame></text:span><text:span text:style-name="T26"><draw:frame draw:name="Picture 51" draw:style-name="a6" style:rel-height="scale" style:rel-width="scale" svg:height="0.35004in" svg:width="0.35004in" svg:x="0in" svg:y="0in" text:anchor-type="as-char"><draw:image xlink:actuate="onLoad" xlink:href="media/image3.png" xlink:show="embed" xlink:type="simple"/><svg:title/><svg:desc>lucy.png</svg:desc></draw:frame></text:span><text:span text:style-name="T27"><draw:frame draw:name="Picture 52" draw:style-name="a7" style:rel-height="scale" style:rel-width="scale" svg:height="0.35004in" svg:width="0.35004in" svg:x="0in" svg:y="0in" text:anchor-type="as-char"><draw:image xlink:actuate="onLoad" xlink:href="media/image4.png" xlink:show="embed" xlink:type="simple"/><svg:title/><svg:desc>woodstock.png</svg:desc></draw:frame></text:span><text:span text:style-name="T28"><text:s/>At vero eos et accusam et justo duo dolores et ea rebum. Stet clita kasd gubergren, no sea takimata sanctus est Lorem ipsum dolor sit amet.</text:span></text:p>
      <text:h text:outline-level="1" text:style-name="P29">Floating Images</text:h>
      <text:h text:outline-level="2" text:style-name="P30">Right Text Wrap</text:h>
      <text:p text:style-name="Normal"><text:span text:style-name="T31"><draw:frame draw:name="Picture 49" draw:style-name="a8" draw:z-index="251684864" style:rel-height="scale" style:rel-width="scale" svg:height="0.59375in" svg:width="0.57986in" svg:x="0.0mm" svg:y="0.27569in" text:anchor-type="paragraph"><draw:image xlink:actuate="onLoad" xlink:href="media/image1.png" xlink:show="embed" xlink:type="simple"/><svg:title/><svg:desc>charlie.png</svg:desc></draw:frame></text:span><text:span text:style-name="T32">Left</text:span><text:span text:style-name="T33"><text:s/></text:span><text:span text:style-name="T3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35"><text:s/>Lorem</text:span><text:span text:style-name="T36"><text:s/></text:span><text:span text:style-name="T3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38"><draw:frame draw:name="Picture 50" draw:style-name="a9" draw:z-index="251673600" style:rel-height="scale" style:rel-width="scale" svg:height="0.59375in" svg:width="0.57639in" svg:x="0in" svg:y="0.27569in" text:anchor-type="paragraph"><draw:image xlink:actuate="onLoad" xlink:href="media/image2.png" xlink:show="embed" xlink:type="simple"/><svg:title/><svg:desc>snoopy.png</svg:desc></draw:frame></text:span><text:span text:style-name="T39">Center</text:span><text:span text:style-name="T40"><text:s/></text:span><text:span text:style-name="T41">Lorem</text:span><text:span text:style-name="T42"><text:s/></text:span><text:span text:style-name="T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44"><text:s/>Lorem</text:span><text:span text:style-name="T45"><text:s/></text:span><text:span text:style-name="T4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47">Right</text:span><text:span text:style-name="T48"><text:s/>Lorem</text:span><text:span text:style-name="T49"><text:s/></text:span><text:span text:style-name="T50">ipsu</text:span><text:span text:style-name="T51"><draw:frame draw:name="Picture 19" draw:style-name="a10" draw:z-index="251696128" style:rel-height="scale" style:rel-width="scale" svg:height="0.59375in" svg:width="0.57847in" svg:x="0in" svg:y="0.27569in" text:anchor-type="paragraph"><draw:image xlink:actuate="onLoad" xlink:href="media/image3.png" xlink:show="embed" xlink:type="simple"/><svg:title/><svg:desc>lucy.png</svg:desc></draw:frame></text:span><text:span text:style-name="T52">m dolor sit amet, consetetur sadipscing elitr, sed diam nonumy eirmod tempor<text:s/></text:span><text:soft-page-break/><text:span text:style-name="T53">invidunt ut labore et dolore magna aliquyam erat, sed diam voluptua. At vero eos et accusam et justo duo dolores et ea rebum. Stet clita kasd gubergren, no sea takimata sanctus est Lorem ipsum dolor sit amet. Lorem</text:span><text:span text:style-name="T54"><text:s/></text:span><text:span text:style-name="T5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56"><draw:frame draw:name="Picture 27" draw:style-name="a11" draw:z-index="251705344"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57">Offset: 50mm</text:span><text:span text:style-name="T58"><text:s/>Lorem</text:span><text:span text:style-name="T59"><text:s/></text:span><text:span text:style-name="T6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1"><text:s/></text:span><text:span text:style-name="T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63">Left Text Wrap</text:h>
      <text:p text:style-name="Normal"><text:span text:style-name="T64"><draw:frame draw:name="Picture 49" draw:style-name="a12" draw:z-index="251715584" style:rel-height="scale" style:rel-width="scale" svg:height="0.59375in" svg:width="0.57986in" svg:x="0in" svg:y="0.27569in" text:anchor-type="paragraph"><draw:image xlink:actuate="onLoad" xlink:href="media/image1.png" xlink:show="embed" xlink:type="simple"/><svg:title/><svg:desc>charlie.png</svg:desc></draw:frame></text:span><text:span text:style-name="T65">Left</text:span><text:span text:style-name="T66"><text:s/></text:span><text:span text:style-name="T6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8"><text:s/></text:span><text:span text:style-name="T6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0"><draw:frame draw:name="Picture 50" draw:style-name="a13" draw:z-index="251698176" style:rel-height="scale" style:rel-width="scale" svg:height="0.59375in" svg:width="0.57639in" svg:x="0in" svg:y="0.27569in" text:anchor-type="paragraph"><draw:image xlink:actuate="onLoad" xlink:href="media/image2.png" xlink:show="embed" xlink:type="simple"/><svg:title/><svg:desc>snoopy.png</svg:desc></draw:frame></text:span><text:span text:style-name="T71">Center</text:span><text:span text:style-name="T72"><text:s/>Lorem</text:span><text:span text:style-name="T73"><text:s/></text:span><text:span text:style-name="T7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75"><text:s/></text:span><text:span text:style-name="T7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7">Right</text:span><text:span text:style-name="T78"><text:s/>Lorem</text:span><text:span text:style-name="T79"><text:s/></text:span><text:span text:style-name="T80">ipsu</text:span><text:span text:style-name="T81"><draw:frame draw:name="Picture 19" draw:style-name="a14" draw:z-index="251700224" style:rel-height="scale" style:rel-width="scale" svg:height="0.59375in" svg:width="0.57847in" svg:x="0in" svg:y="0.27569in" text:anchor-type="paragraph"><draw:image xlink:actuate="onLoad" xlink:href="media/image3.png" xlink:show="embed" xlink:type="simple"/><svg:title/><svg:desc>lucy.png</svg:desc></draw:frame></text:span><text:span text:style-name="T8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83"><text:s/></text:span><text:span text:style-name="T8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85"><draw:frame draw:name="Picture 27" draw:style-name="a15" draw:z-index="251707392"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86">Offset: 50mm</text:span><text:span text:style-name="T87"><text:s/>Lorem</text:span><text:span text:style-name="T88"><text:s/></text:span><text:span text:style-name="T89">ipsum dolor sit amet, consetetur sadipscing elitr, sed diam nonumy eirmod tempor invidunt ut labore et dolore magna aliquyam erat,<text:s/></text:span><text:soft-page-break/><text:span text:style-name="T90">sed diam voluptua. At vero eos et accusam et justo duo dolores et ea rebum. Stet clita kasd gubergren, no sea takimata sanctus est Lorem ipsum dolor sit amet. Lorem</text:span><text:span text:style-name="T91"><text:s/></text:span><text:span text:style-name="T9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93">Both Sides<text:s/>Text Wrap</text:h>
      <text:p text:style-name="Normal"><text:span text:style-name="T94"><draw:frame draw:name="Picture 49" draw:style-name="a16" draw:z-index="251703296" style:rel-height="scale" style:rel-width="scale" svg:height="0.59375in" svg:width="0.57986in" svg:x="0in" svg:y="0.27569in" text:anchor-type="paragraph"><draw:image xlink:actuate="onLoad" xlink:href="media/image1.png" xlink:show="embed" xlink:type="simple"/><svg:title/><svg:desc>charlie.png</svg:desc></draw:frame></text:span><text:span text:style-name="T95">Left</text:span><text:span text:style-name="T96"><text:s/></text:span><text:span text:style-name="T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98"><text:s/></text:span><text:span text:style-name="T9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0"><draw:frame draw:name="Picture 50" draw:style-name="a17" draw:z-index="251702272" style:rel-height="scale" style:rel-width="scale" svg:height="0.59375in" svg:width="0.57639in" svg:x="0in" svg:y="0.27569in" text:anchor-type="paragraph"><draw:image xlink:actuate="onLoad" xlink:href="media/image2.png" xlink:show="embed" xlink:type="simple"/><svg:title/><svg:desc>snoopy.png</svg:desc></draw:frame></text:span><text:span text:style-name="T101">Center</text:span><text:span text:style-name="T102"><text:s/>Lorem</text:span><text:span text:style-name="T103"><text:s/></text:span><text:span text:style-name="T10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05"><text:s/></text:span><text:span text:style-name="T10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7">Right</text:span><text:span text:style-name="T108"><text:s/>Lorem</text:span><text:span text:style-name="T109"><text:s/></text:span><text:span text:style-name="T110">ipsu</text:span><text:span text:style-name="T111"><draw:frame draw:name="Picture 19" draw:style-name="a18" draw:z-index="251704320" style:rel-height="scale" style:rel-width="scale" svg:height="0.59375in" svg:width="0.57847in" svg:x="0in" svg:y="0.27569in" text:anchor-type="paragraph"><draw:image xlink:actuate="onLoad" xlink:href="media/image3.png" xlink:show="embed" xlink:type="simple"/><svg:title/><svg:desc>lucy.png</svg:desc></draw:frame></text:span><text:span text:style-name="T11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13"><text:s/></text:span><text:span text:style-name="T11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15"><draw:frame draw:name="Picture 27" draw:style-name="a19" draw:z-index="251709440"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116">Offset: 100mm</text:span><text:span text:style-name="T117"><text:s/>Lorem</text:span><text:span text:style-name="T118"><text:s/></text:span><text:span text:style-name="T11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0"><text:s/></text:span><text:span text:style-name="T12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122">Largest Side Text Wrap</text:h>
      <text:p text:style-name="Normal"><text:span text:style-name="T123"><draw:frame draw:name="Picture 49" draw:style-name="a20" draw:z-index="251712512" style:rel-height="scale" style:rel-width="scale" svg:height="0.59375in" svg:width="0.57986in" svg:x="0in" svg:y="0.27569in" text:anchor-type="paragraph"><draw:image xlink:actuate="onLoad" xlink:href="media/image1.png" xlink:show="embed" xlink:type="simple"/><svg:title/><svg:desc>charlie.png</svg:desc></draw:frame></text:span><text:span text:style-name="T124">Left</text:span><text:span text:style-name="T125"><text:s/></text:span><text:span text:style-name="T12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7"><text:s/></text:span><text:span text:style-name="T12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p text:style-name="Normal"><text:span text:style-name="T129"><draw:frame draw:name="Picture 50" draw:style-name="a21" draw:z-index="251711488" style:rel-height="scale" style:rel-width="scale" svg:height="0.59375in" svg:width="0.57639in" svg:x="0in" svg:y="0.27569in" text:anchor-type="paragraph"><draw:image xlink:actuate="onLoad" xlink:href="media/image2.png" xlink:show="embed" xlink:type="simple"/><svg:title/><svg:desc>snoopy.png</svg:desc></draw:frame></text:span><text:span text:style-name="T130">Center</text:span><text:span text:style-name="T131"><text:s/>Lorem</text:span><text:span text:style-name="T132"><text:s/></text:span><text:span text:style-name="T13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34"><text:s/></text:span><text:span text:style-name="T13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36">Right</text:span><text:span text:style-name="T137"><text:s/>Lorem</text:span><text:span text:style-name="T138"><text:s/></text:span><text:span text:style-name="T139">ipsu</text:span><text:span text:style-name="T140"><draw:frame draw:name="Picture 19" draw:style-name="a22" draw:z-index="251713536" style:rel-height="scale" style:rel-width="scale" svg:height="0.59375in" svg:width="0.57847in" svg:x="0in" svg:y="0.27569in" text:anchor-type="paragraph"><draw:image xlink:actuate="onLoad" xlink:href="media/image3.png" xlink:show="embed" xlink:type="simple"/><svg:title/><svg:desc>lucy.png</svg:desc></draw:frame></text:span><text:span text:style-name="T14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2"><text:s/></text:span><text:span text:style-name="T1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44"><draw:frame draw:name="Picture 27" draw:style-name="a23" draw:z-index="251714560"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145">Offset: 100mm</text:span><text:span text:style-name="T146"><text:s/>Lorem</text:span><text:span text:style-name="T147"><text:s/></text:span><text:span text:style-name="T14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9"><text:s/></text:span><text:span text:style-name="T15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151">No Text Wrap</text:h>
      <text:p text:style-name="Normal"><text:span text:style-name="T152"><draw:frame draw:name="Picture 49" draw:style-name="a24" draw:z-index="251718656" style:rel-height="scale" style:rel-width="scale" svg:height="0.59375in" svg:width="0.57986in" svg:x="0in" svg:y="0.27569in" text:anchor-type="paragraph"><draw:image xlink:actuate="onLoad" xlink:href="media/image1.png" xlink:show="embed" xlink:type="simple"/><svg:title/><svg:desc>charlie.png</svg:desc></draw:frame></text:span><text:span text:style-name="T153">Left</text:span><text:span text:style-name="T154"><text:s/></text:span><text:span text:style-name="T15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56"><text:s/></text:span><text:span text:style-name="T15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58"><draw:frame draw:name="Picture 50" draw:style-name="a25" draw:z-index="251717632" style:rel-height="scale" style:rel-width="scale" svg:height="0.59375in" svg:width="0.57639in" svg:x="0in" svg:y="0.27569in" text:anchor-type="paragraph"><draw:image xlink:actuate="onLoad" xlink:href="media/image2.png" xlink:show="embed" xlink:type="simple"/><svg:title/><svg:desc>snoopy.png</svg:desc></draw:frame></text:span><text:span text:style-name="T159">Center</text:span><text:span text:style-name="T160"><text:s/>Lorem</text:span><text:span text:style-name="T161"><text:s/></text:span><text:span text:style-name="T1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63"><text:s/></text:span><text:span text:style-name="T164">ipsum dolor sit amet, consetetur sadipscing elitr, sed diam nonumy eirmod tempor invidunt ut labore et dolore magna aliquyam erat, sed diam voluptua. At vero eos et accusam et justo<text:s/></text:span><text:soft-page-break/><text:span text:style-name="T165">duo dolores et ea rebum. Stet clita kasd gubergren, no sea takimata sanctus est Lorem ipsum dolor sit amet.</text:span></text:p>
      <text:p text:style-name="Normal"><text:span text:style-name="T166">Right</text:span><text:span text:style-name="T167"><text:s/>Lorem</text:span><text:span text:style-name="T168"><text:s/></text:span><text:span text:style-name="T169">ipsu</text:span><text:span text:style-name="T170"><draw:frame draw:name="Picture 19" draw:style-name="a26" draw:z-index="251719680" style:rel-height="scale" style:rel-width="scale" svg:height="0.59375in" svg:width="0.57847in" svg:x="0in" svg:y="0.27569in" text:anchor-type="paragraph"><draw:image xlink:actuate="onLoad" xlink:href="media/image3.png" xlink:show="embed" xlink:type="simple"/><svg:title/><svg:desc>lucy.png</svg:desc></draw:frame></text:span><text:span text:style-name="T17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2"><text:s/></text:span><text:span text:style-name="T17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74"><draw:frame draw:name="Picture 27" draw:style-name="a27" draw:z-index="251720704" style:rel-height="scale" style:rel-width="scale" svg:height="0.59375in" svg:width="0.57847in" svg:x="3.93264in" svg:y="0.27569in" text:anchor-type="paragraph"><draw:image xlink:actuate="onLoad" xlink:href="media/image4.png" xlink:show="embed" xlink:type="simple"/><svg:title/><svg:desc>woodstock.png</svg:desc></draw:frame></text:span><text:span text:style-name="T175">Offset: 100mm</text:span><text:span text:style-name="T176"><text:s/>Lorem</text:span><text:span text:style-name="T177"><text:s/></text:span><text:span text:style-name="T17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9"><text:s/></text:span><text:span text:style-name="T18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1" text:style-name="P181">Image Properties</text:h>
      <text:h text:outline-level="2" text:style-name="P182">Size</text:h>
      <text:p text:style-name="Normal"><text:span text:style-name="T183">5mm×5mm<text:s/></text:span><text:span text:style-name="T184"><draw:frame draw:name="Picture 2" draw:style-name="a28" style:rel-height="scale" style:rel-width="scale" svg:height="0.19685in" svg:width="0.19685in" svg:x="0in" svg:y="0in" text:anchor-type="as-char"><draw:image xlink:actuate="onLoad" xlink:href="media/image5.png" xlink:show="embed" xlink:type="simple"/><svg:title/><svg:desc>charlie.png</svg:desc></draw:frame></text:span><text:span text:style-name="T185"><text:s/></text:span><text:span text:style-name="T186">10mm × 10mm<text:s/></text:span><text:span text:style-name="T187"><draw:frame draw:name="Picture 50" draw:style-name="a29" style:rel-height="scale" style:rel-width="scale" svg:height="0.3937in" svg:width="0.38433in" svg:x="0in" svg:y="0in" text:anchor-type="as-char"><draw:image xlink:actuate="onLoad" xlink:href="media/image2.png" xlink:show="embed" xlink:type="simple"/><svg:title/><svg:desc>snoopy.png</svg:desc></draw:frame></text:span><text:span text:style-name="T188"><text:s/>15mm×10mm<text:s/></text:span><text:span text:style-name="T189"><draw:frame draw:name="Picture 51" draw:style-name="a30" style:rel-height="scale" style:rel-width="scale" svg:height="0.39583in" svg:width="0.59055in" svg:x="0in" svg:y="0in" text:anchor-type="as-char"><draw:image xlink:actuate="onLoad" xlink:href="media/image3.png" xlink:show="embed" xlink:type="simple"/><svg:title/><svg:desc>lucy.png</svg:desc></draw:frame></text:span><text:span text:style-name="T190"><text:s/>20mm×25mm<text:s/></text:span><text:span text:style-name="T191"><draw:frame draw:name="Picture 60" draw:style-name="a31" style:rel-height="scale" style:rel-width="scale" svg:height="0.97917in" svg:width="0.7874in" svg:x="0in" svg:y="0in" text:anchor-type="as-char"><draw:image xlink:actuate="onLoad" xlink:href="media/image4.png" xlink:show="embed" xlink:type="simple"/><svg:title/><svg:desc>woodstock.png</svg:desc></draw:frame></text:span></text:p>
      <text:h text:outline-level="2" text:style-name="P192">Margins</text:h>
      <text:p text:style-name="Normal"><text:span text:style-name="T193">Top</text:span><text:span text:style-name="T194">: 0, left: 0, bottom: 10mm, right: 20mm</text:span><text:span text:style-name="T195"><text:s/></text:span><text:span text:style-name="T196"><draw:frame draw:name="Picture 49" draw:style-name="a32" draw:z-index="251722752" style:rel-height="scale" style:rel-width="scale" svg:height="0.59028in" svg:width="0.57639in" svg:x="1.96875in" svg:y="0.27569in" text:anchor-type="paragraph"><draw:image xlink:actuate="onLoad" xlink:href="media/image1.png" xlink:show="embed" xlink:type="simple"/><svg:title/><svg:desc>charlie.png</svg:desc></draw:frame></text:span><text:span text:style-name="T1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h text:outline-level="2" text:style-name="P198">Flipping</text:h>
      <text:p text:style-name="Normal"><text:span text:style-name="T199">None<text:s/></text:span><text:span text:style-name="T200"><draw:frame draw:name="Picture 50" draw:style-name="a33" style:rel-height="scale" style:rel-width="scale" svg:height="0.59449in" svg:width="0.5748in" svg:x="0in" svg:y="0in" text:anchor-type="as-char"><draw:image xlink:actuate="onLoad" xlink:href="media/image2.png" xlink:show="embed" xlink:type="simple"/><svg:title/><svg:desc>snoopy.png</svg:desc></draw:frame></text:span><text:span text:style-name="T201"><text:s/>Horizontal<text:s/></text:span><text:span text:style-name="T202"><draw:frame draw:name="Picture 50" draw:style-name="a34" style:rel-height="scale" style:rel-width="scale" svg:height="0.59449in" svg:width="0.5748in" svg:x="0in" svg:y="0in" text:anchor-type="as-char"><draw:image xlink:actuate="onLoad" xlink:href="media/image2.png" xlink:show="embed" xlink:type="simple"/><svg:title/><svg:desc>snoopy.png</svg:desc></draw:frame></text:span><text:span text:style-name="T203"><text:s/>Vertical<text:s/></text:span><text:span text:style-name="T204"><draw:frame draw:name="Picture 50" draw:style-name="a35" style:rel-height="scale" style:rel-width="scale" svg:height="0.59449in" svg:width="0.5748in" svg:x="0in" svg:y="0in" text:anchor-type="as-char"><draw:image xlink:actuate="onLoad" xlink:href="media/image2.png" xlink:show="embed" xlink:type="simple"/><svg:title/><svg:desc>snoopy.png</svg:desc></draw:frame></text:span><text:span text:style-name="T205"><text:s/>Both<text:s/></text:span><text:span text:style-name="T206"><draw:frame draw:name="Picture 50" draw:style-name="a36" style:rel-height="scale" style:rel-width="scale" svg:height="0.59449in" svg:width="0.5748in" svg:x="0in" svg:y="0in" text:anchor-type="as-char"><draw:image xlink:actuate="onLoad" xlink:href="media/image2.png" xlink:show="embed" xlink:type="simple"/><svg:title/><svg:desc>snoopy.png</svg:desc></draw:frame></text:span></text:p>
      <text:h text:outline-level="2" text:style-name="P207">Cropping</text:h>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Left/Right</text:p>
          </table:table-cell>
          <table:table-cell table:style-name="TableCell216">
            <text:p text:style-name="P217">Left=10%</text:p>
          </table:table-cell>
          <table:table-cell table:style-name="TableCell218">
            <text:p text:style-name="P219">Left=0%</text:p>
          </table:table-cell>
          <table:table-cell table:style-name="TableCell220">
            <text:p text:style-name="P221">Left=-10%</text:p>
          </table:table-cell>
        </table:table-row>
        <table:table-row table:style-name="TableRow222">
          <table:table-cell table:style-name="TableCell223">
            <text:p text:style-name="P224">Right=10%</text:p>
          </table:table-cell>
          <table:table-cell table:style-name="TableCell225">
            <text:p text:style-name="P226">O<text:span text:style-name="T227"><draw:frame draw:name="Picture 0" draw:style-name="a37" style:rel-height="scale" style:rel-width="scale" svg:height="0.79167in" svg:width="0.44396in" svg:x="0in" svg:y="0in" text:anchor-type="as-char"><draw:image xlink:actuate="onLoad" xlink:href="media/image1.png" xlink:show="embed" xlink:type="simple"/><svg:title/><svg:desc>charlie.png</svg:desc></draw:frame></text:span>O</text:p>
          </table:table-cell>
          <table:table-cell table:style-name="TableCell228">
            <text:p text:style-name="P229">O<text:span text:style-name="T230"><draw:frame draw:name="Picture 0" draw:style-name="a38" style:rel-height="scale" style:rel-width="scale" svg:height="0.79167in" svg:width="0.63676in" svg:x="0in" svg:y="0in" text:anchor-type="as-char"><draw:image xlink:actuate="onLoad" xlink:href="media/image1.png" xlink:show="embed" xlink:type="simple"/><svg:title/><svg:desc>charlie.png</svg:desc></draw:frame></text:span>O</text:p>
          </table:table-cell>
          <table:table-cell table:style-name="TableCell231">
            <text:p text:style-name="P232">O<text:span text:style-name="T233"><draw:frame draw:name="Picture 0" draw:style-name="a39" style:rel-height="scale" style:rel-width="scale" svg:height="0.79167in" svg:width="0.83398in" svg:x="0in" svg:y="0in" text:anchor-type="as-char"><draw:image xlink:actuate="onLoad" xlink:href="media/image1.png" xlink:show="embed" xlink:type="simple"/><svg:title/><svg:desc>charlie.png</svg:desc></draw:frame></text:span>O</text:p>
          </table:table-cell>
        </table:table-row>
        <table:table-row table:style-name="TableRow234">
          <table:table-cell table:style-name="TableCell235">
            <text:p text:style-name="P236">Right=0%</text:p>
          </table:table-cell>
          <table:table-cell table:style-name="TableCell237">
            <text:p text:style-name="P238">O<text:span text:style-name="T239"><draw:frame draw:name="Picture 0" draw:style-name="a40" style:rel-height="scale" style:rel-width="scale" svg:height="0.79167in" svg:width="0.63009in" svg:x="0in" svg:y="0in" text:anchor-type="as-char"><draw:image xlink:actuate="onLoad" xlink:href="media/image1.png" xlink:show="embed" xlink:type="simple"/><svg:title/><svg:desc>charlie.png</svg:desc></draw:frame></text:span>O</text:p>
          </table:table-cell>
          <table:table-cell table:style-name="TableCell240">
            <text:p text:style-name="P241">O<text:span text:style-name="T242"><draw:frame draw:name="Picture 0" draw:style-name="a41" style:rel-height="scale" style:rel-width="scale" svg:height="0.79167in" svg:width="0.82in" svg:x="0in" svg:y="0in" text:anchor-type="as-char"><draw:image xlink:actuate="onLoad" xlink:href="media/image1.png" xlink:show="embed" xlink:type="simple"/><svg:title/><svg:desc>charlie.png</svg:desc></draw:frame></text:span>O</text:p>
          </table:table-cell>
          <table:table-cell table:style-name="TableCell243">
            <text:p text:style-name="P244">O<text:span text:style-name="T245"><draw:frame draw:name="Picture 0" draw:style-name="a42" style:rel-height="scale" style:rel-width="scale" svg:height="0.79167in" svg:width="1.02078in" svg:x="0in" svg:y="0in" text:anchor-type="as-char"><draw:image xlink:actuate="onLoad" xlink:href="media/image1.png" xlink:show="embed" xlink:type="simple"/><svg:title/><svg:desc>charlie.png</svg:desc></draw:frame></text:span>O</text:p>
          </table:table-cell>
        </table:table-row>
        <table:table-row table:style-name="TableRow246">
          <table:table-cell table:style-name="TableCell247">
            <text:p text:style-name="P248">Right=-10%</text:p>
          </table:table-cell>
          <table:table-cell table:style-name="TableCell249">
            <text:p text:style-name="P250">O<text:span text:style-name="T251"><draw:frame draw:name="Picture 0" draw:style-name="a43" style:rel-height="scale" style:rel-width="scale" svg:height="0.79167in" svg:width="0.80983in" svg:x="0in" svg:y="0in" text:anchor-type="as-char"><draw:image xlink:actuate="onLoad" xlink:href="media/image1.png" xlink:show="embed" xlink:type="simple"/><svg:title/><svg:desc>charlie.png</svg:desc></draw:frame></text:span>O</text:p>
          </table:table-cell>
          <table:table-cell table:style-name="TableCell252">
            <text:p text:style-name="P253">O<text:span text:style-name="T254"><draw:frame draw:name="Picture 0" draw:style-name="a44" style:rel-height="scale" style:rel-width="scale" svg:height="0.79167in" svg:width="1.00934in" svg:x="0in" svg:y="0in" text:anchor-type="as-char"><draw:image xlink:actuate="onLoad" xlink:href="media/image1.png" xlink:show="embed" xlink:type="simple"/><svg:title/><svg:desc>charlie.png</svg:desc></draw:frame></text:span>O</text:p>
          </table:table-cell>
          <table:table-cell table:style-name="TableCell255">
            <text:p text:style-name="P256">O<text:span text:style-name="T257"><draw:frame draw:name="Picture 0" draw:style-name="a45" style:rel-height="scale" style:rel-width="scale" svg:height="0.79167in" svg:width="1.20831in" svg:x="0in" svg:y="0in" text:anchor-type="as-char"><draw:image xlink:actuate="onLoad" xlink:href="media/image1.png" xlink:show="embed" xlink:type="simple"/><svg:title/><svg:desc>charlie.png</svg:desc></draw:frame></text:span>O</text:p>
          </table:table-cell>
        </table:table-row>
      </table:table>
      <text:p text:style-name="Normal"/>
      <table:table table:style-name="Table258">
        <table:table-columns>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ext:p text:style-name="P265">Top/Bottom</text:p>
          </table:table-cell>
          <table:table-cell table:style-name="TableCell266">
            <text:p text:style-name="P267">Top=10%</text:p>
          </table:table-cell>
          <table:table-cell table:style-name="TableCell268">
            <text:p text:style-name="P269">Top=0%</text:p>
          </table:table-cell>
          <table:table-cell table:style-name="TableCell270">
            <text:p text:style-name="P271">Top=-10%</text:p>
          </table:table-cell>
        </table:table-row>
        <table:table-row table:style-name="TableRow272">
          <table:table-cell table:style-name="TableCell273">
            <text:p text:style-name="P274">Bottom=10%</text:p>
          </table:table-cell>
          <table:table-cell table:style-name="TableCell275">
            <text:p text:style-name="P276">O</text:p>
            <text:p text:style-name="P277"><text:span text:style-name="T278"><draw:frame draw:name="Picture 0" draw:style-name="a46" style:rel-height="scale" style:rel-width="scale" svg:height="0.43242in" svg:width="0.82292in" svg:x="0in" svg:y="0in" text:anchor-type="as-char"><draw:image xlink:actuate="onLoad" xlink:href="media/image1.png" xlink:show="embed" xlink:type="simple"/><svg:title/><svg:desc>charlie.png</svg:desc></draw:frame></text:span></text:p>
            <text:p text:style-name="P279">O</text:p>
          </table:table-cell>
          <table:table-cell table:style-name="TableCell280">
            <text:p text:style-name="P281">O</text:p>
            <text:p text:style-name="P282"><text:span text:style-name="T283"><draw:frame draw:name="Picture 0" draw:style-name="a47" style:rel-height="scale" style:rel-width="scale" svg:height="0.60947in" svg:width="0.82292in" svg:x="0in" svg:y="0in" text:anchor-type="as-char"><draw:image xlink:actuate="onLoad" xlink:href="media/image1.png" xlink:show="embed" xlink:type="simple"/><svg:title/><svg:desc>charlie.png</svg:desc></draw:frame></text:span></text:p>
            <text:p text:style-name="P284">O</text:p>
          </table:table-cell>
          <table:table-cell table:style-name="TableCell285">
            <text:p text:style-name="P286">O</text:p>
            <text:p text:style-name="P287"><text:span text:style-name="T288"><draw:frame draw:name="Picture 0" draw:style-name="a48" style:rel-height="scale" style:rel-width="scale" svg:height="0.7959in" svg:width="0.83333in" svg:x="0in" svg:y="0in" text:anchor-type="as-char"><draw:image xlink:actuate="onLoad" xlink:href="media/image1.png" xlink:show="embed" xlink:type="simple"/><svg:title/><svg:desc>charlie.png</svg:desc></draw:frame></text:span></text:p>
            <text:p text:style-name="P289">O</text:p>
          </table:table-cell>
        </table:table-row>
        <table:table-row table:style-name="TableRow290">
          <table:table-cell table:style-name="TableCell291">
            <text:p text:style-name="P292">Bottom =0%</text:p>
          </table:table-cell>
          <table:table-cell table:style-name="TableCell293">
            <text:p text:style-name="P294">O</text:p>
            <text:p text:style-name="P295"><text:span text:style-name="T296"><draw:frame draw:name="Picture 0" draw:style-name="a49" style:rel-height="scale" style:rel-width="scale" svg:height="0.60947in" svg:width="0.81042in" svg:x="0in" svg:y="0in" text:anchor-type="as-char"><draw:image xlink:actuate="onLoad" xlink:href="media/image1.png" xlink:show="embed" xlink:type="simple"/><svg:title/><svg:desc>charlie.png</svg:desc></draw:frame></text:span></text:p>
            <text:p text:style-name="P297">O</text:p>
          </table:table-cell>
          <table:table-cell table:style-name="TableCell298">
            <text:p text:style-name="P299">O</text:p>
            <text:p text:style-name="P300"><text:span text:style-name="T301"><draw:frame draw:name="Picture 0" draw:style-name="a50" style:rel-height="scale" style:rel-width="scale" svg:height="0.79167in" svg:width="0.82in" svg:x="0in" svg:y="0in" text:anchor-type="as-char"><draw:image xlink:actuate="onLoad" xlink:href="media/image1.png" xlink:show="embed" xlink:type="simple"/><svg:title/><svg:desc>charlie.png</svg:desc></draw:frame></text:span></text:p>
            <text:p text:style-name="P302">O</text:p>
          </table:table-cell>
          <table:table-cell table:style-name="TableCell303">
            <text:p text:style-name="P304">O</text:p>
            <text:p text:style-name="P305"><text:span text:style-name="T306"><draw:frame draw:name="Picture 0" draw:style-name="a51" style:rel-height="scale" style:rel-width="scale" svg:height="0.97493in" svg:width="0.83333in" svg:x="0in" svg:y="0in" text:anchor-type="as-char"><draw:image xlink:actuate="onLoad" xlink:href="media/image1.png" xlink:show="embed" xlink:type="simple"/><svg:title/><svg:desc>charlie.png</svg:desc></draw:frame></text:span></text:p>
            <text:p text:style-name="P307">O</text:p>
          </table:table-cell>
        </table:table-row>
        <table:table-row table:style-name="TableRow308">
          <table:table-cell table:style-name="TableCell309">
            <text:p text:style-name="P310">Bottom =-10%</text:p>
          </table:table-cell>
          <table:table-cell table:style-name="TableCell311">
            <text:p text:style-name="P312">O</text:p>
            <text:p text:style-name="P313"><text:span text:style-name="T314"><draw:frame draw:name="Picture 0" draw:style-name="a52" style:rel-height="scale" style:rel-width="scale" svg:height="0.7981in" svg:width="0.8125in" svg:x="0in" svg:y="0in" text:anchor-type="as-char"><draw:image xlink:actuate="onLoad" xlink:href="media/image1.png" xlink:show="embed" xlink:type="simple"/><svg:title/><svg:desc>charlie.png</svg:desc></draw:frame></text:span></text:p>
            <text:p text:style-name="P315">O</text:p>
          </table:table-cell>
          <table:table-cell table:style-name="TableCell316">
            <text:p text:style-name="P317">O</text:p>
            <text:p text:style-name="P318"><text:span text:style-name="T319"><draw:frame draw:name="Picture 0" draw:style-name="a53" style:rel-height="scale" style:rel-width="scale" svg:height="0.97493in" svg:width="0.82431in" svg:x="0in" svg:y="0in" text:anchor-type="as-char"><draw:image xlink:actuate="onLoad" xlink:href="media/image1.png" xlink:show="embed" xlink:type="simple"/><svg:title/><svg:desc>charlie.png</svg:desc></draw:frame></text:span></text:p>
            <text:p text:style-name="P320">O</text:p>
          </table:table-cell>
          <table:table-cell table:style-name="TableCell321">
            <text:p text:style-name="P322">O</text:p>
            <text:p text:style-name="P323"><text:span text:style-name="T324"><draw:frame draw:name="Picture 0" draw:style-name="a54" style:rel-height="scale" style:rel-width="scale" svg:height="1.16314in" svg:width="0.83333in" svg:x="0in" svg:y="0in" text:anchor-type="as-char"><draw:image xlink:actuate="onLoad" xlink:href="media/image1.png" xlink:show="embed" xlink:type="simple"/><svg:title/><svg:desc>charlie.png</svg:desc></draw:frame></text:span></text:p>
            <text:p text:style-name="P325">O</text:p>
          </table:table-cell>
        </table:table-row>
      </table:table>
      <text:p text:style-name="Normal"/>
      <text:p text:style-name="P326"/>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office:font-face-decls>
  <office:styles>
    <style:default-style style:family="table">
      <style:table-properties fo:margin-left="0in" style:writing-mode="lr-tb" table:align="left" table:border-model="collapsing"/>
    </style:default-style>
    <style:default-style style:family="table-column">
      <style:table-column-properties style:use-optimal-column-width="true"/>
    </style:default-style>
    <style:default-style style:family="table-row">
      <style:table-row-properties fo:keep-together="auto" style:min-row-height="0in" style:use-optimal-row-height="true"/>
    </style:default-style>
    <style:default-style style:family="table-cell">
      <style:table-cell-properties fo:background-color="transparent" fo:wrap-option="wrap" style:glyph-orientation-vertical="auto" style:vertical-align="top"/>
    </style:default-style>
    <style:default-style style:family="paragraph">
      <style:paragraph-properties fo:background-color="transparent" fo:border="none" fo:break-before="auto" fo:keep-together="auto" fo:keep-with-next="auto" fo:line-height="115%" fo:margin-bottom="0.1388in" fo:orphans="2" fo:padding="0in" fo:text-align="start" fo:widows="2" style:line-break="strict" style:punctuation-wrap="hanging" style:shadow="none" style:snap-to-layout-grid="true" style:tab-stop-distance="0.4916in" style:text-autospace="ideograph-alpha" style:writing-mode="lr-tb" text:number-lines="true"/>
      <style:text-properties fo:background-color="transparent" fo:country="DE" fo:font-size="11pt" fo:font-style="normal" fo:font-variant="normal" fo:font-weight="normal" fo:hyphenate="true" fo:language="de" fo:letter-spacing="normal" fo:text-transform="none" style:country-asian="US" style:country-complex="SA" style:font-name="Calibri" style:font-name-asian="Calibri" style:font-name-complex="Times New Roman" style:font-relief="none" style:font-size-asian="11pt" style:font-size-complex="11pt" style:font-style-asian="normal" style:font-style-complex="normal" style:font-weight-asian="normal" style:font-weight-complex="normal" style:language-asian="en" style:language-complex="ar" style:letter-kerning="false" style:text-combine="none" style:text-emphasize="none" style:text-line-through-type="none" style:text-outline="false" style:text-position="0% 100%" style:text-scale="100%" style:text-underline-color="font-color" style:text-underline-type="none" style:use-window-font-color="true"/>
    </style:default-style>
    <style:style style:default-outline-level="1" style:display-name="Heading 1" style:family="paragraph" style:name="Heading1" style:next-style-name="Normal" style:parent-style-name="Normal">
      <style:paragraph-properties fo:keep-together="always" fo:keep-with-next="always" fo:margin-bottom="0in" fo:margin-top="0.3333in"/>
      <style:text-properties fo:color="#365F91" fo:font-size="14pt" fo:font-weight="bold" fo:hyphenate="false" style:font-name="Cambria" style:font-name-asian="MS Gothic" style:font-name-complex="Times New Roman" style:font-size-asian="14pt" style:font-size-complex="14pt" style:font-weight-asian="bold" style:font-weight-complex="bold"/>
    </style:style>
    <style:style style:default-outline-level="2" style:display-name="Heading 2" style:family="paragraph" style:name="Heading2" style:next-style-name="Normal" style:parent-style-name="Normal">
      <style:paragraph-properties fo:keep-together="always" fo:keep-with-next="always" fo:margin-bottom="0in" fo:margin-top="0.1388in"/>
      <style:text-properties fo:color="#4F81BD" fo:font-size="13pt" fo:font-weight="bold" fo:hyphenate="false" style:font-name="Cambria" style:font-name-asian="MS Gothic" style:font-name-complex="Times New Roman" style:font-size-asian="13pt" style:font-size-complex="13pt" style:font-weight-asian="bold" style:font-weight-complex="bold"/>
    </style:style>
    <style:style style:default-outline-level="3" style:display-name="Heading 3" style:family="paragraph" style:name="Heading3" style:next-style-name="Normal" style:parent-style-name="Normal">
      <style:paragraph-properties fo:keep-together="always" fo:keep-with-next="always" fo:margin-bottom="0in" fo:margin-top="0.1388in"/>
      <style:text-properties fo:color="#4F81BD" fo:font-weight="bold" fo:hyphenate="false" style:font-name="Cambria" style:font-name-asian="MS Gothic" style:font-name-complex="Times New Roman" style:font-weight-asian="bold" style:font-weight-complex="bold"/>
    </style:style>
    <style:style style:display-name="Normal" style:family="paragraph" style:name="Normal">
      <style:text-properties fo:hyphenate="false"/>
    </style:style>
    <style:style style:display-name="Default Paragraph Font" style:family="text" style:name="DefaultParagraphFont"/>
    <style:style style:display-name="Title" style:family="paragraph" style:name="Title" style:next-style-name="Normal" style:parent-style-name="Normal">
      <style:paragraph-properties fo:border-bottom="0.0138in solid #4F81BD" fo:border-left="none" fo:border-right="none" fo:border-top="none" fo:line-height="100%" fo:margin-bottom="0.2083in" fo:padding-bottom="0.0555in" fo:padding-left="0in" fo:padding-right="0in" fo:padding-top="0in" style:shadow="none"/>
      <style:text-properties fo:color="#17365D" fo:font-size="26pt" fo:hyphenate="false" fo:letter-spacing="0.0034in" style:font-name="Cambria" style:font-name-asian="MS Gothic" style:font-name-complex="Times New Roman" style:font-size-asian="26pt" style:font-size-complex="26pt" style:letter-kerning="true"/>
    </style:style>
    <style:style style:display-name="Title Char" style:family="text" style:name="TitleChar" style:parent-style-name="DefaultParagraphFont">
      <style:text-properties fo:color="#17365D" fo:font-size="26pt" fo:letter-spacing="0.0034in" style:font-name="Cambria" style:font-name-asian="MS Gothic" style:font-name-complex="Times New Roman" style:font-size-asian="26pt" style:font-size-complex="26pt" style:letter-kerning="true"/>
    </style:style>
    <style:style style:display-name="Heading 1 Char" style:family="text" style:name="Heading1Char" style:parent-style-name="DefaultParagraphFont">
      <style:text-properties fo:color="#365F91" fo:font-size="14pt" fo:font-weight="bold" style:font-name="Cambria" style:font-name-asian="MS Gothic" style:font-name-complex="Times New Roman" style:font-size-asian="14pt" style:font-size-complex="14pt" style:font-weight-asian="bold" style:font-weight-complex="bold"/>
    </style:style>
    <style:style style:display-name="Heading 2 Char" style:family="text" style:name="Heading2Char" style:parent-style-name="DefaultParagraphFont">
      <style:text-properties fo:color="#4F81BD" fo:font-size="13pt" fo:font-weight="bold" style:font-name="Cambria" style:font-name-asian="MS Gothic" style:font-name-complex="Times New Roman" style:font-size-asian="13pt" style:font-size-complex="13pt" style:font-weight-asian="bold" style:font-weight-complex="bold"/>
    </style:style>
    <style:style style:display-name="Balloon Text" style:family="paragraph" style:name="BalloonText" style:parent-style-name="Normal">
      <style:paragraph-properties fo:line-height="100%" fo:margin-bottom="0in"/>
      <style:text-properties fo:font-size="8pt" fo:hyphenate="false" style:font-name="Tahoma" style:font-name-complex="Tahoma" style:font-size-asian="8pt" style:font-size-complex="8pt"/>
    </style:style>
    <style:style style:display-name="Balloon Text Char" style:family="text" style:name="BalloonTextChar" style:parent-style-name="DefaultParagraphFont">
      <style:text-properties fo:font-size="8pt" style:font-name="Tahoma" style:font-name-complex="Tahoma" style:font-size-asian="8pt" style:font-size-complex="8pt"/>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text:notes-configuration style:num-format="1" text:footnotes-position="page" text:note-class="footnote" text:start-numbering-at="document" text:start-value="0"/>
    <text:notes-configuration style:num-format="i" text:footnotes-position="document" text:note-class="endnote" text:start-numbering-at="document" text:start-value="0"/>
    <text:outline-style style:name="WW_OutlineListStyle">
      <text:outline-level-style style:num-format="" text:level="1"/>
      <text:outline-level-style style:num-format="" text:level="2"/>
      <text:outline-level-style style:num-format="" text:level="3"/>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color="#385d8a" svg:stroke-linecap="butt" svg:stroke-opacity="100%" svg:stroke-width="0.02778in"/>
    </style:default-style>
  </office:styles>
  <office:automatic-styles>
    <style:page-layout style:name="PL0">
      <style:page-layout-properties fo:margin-bottom="0.7875in" fo:margin-left="0.984in" fo:margin-right="0.984in" fo:margin-top="0.984in" fo:page-height="11.693in" fo:page-width="8.268in" style:num-format="1" style:print-orientation="portrait" style:writing-mode="lr-tb">
        <style:footnote-sep style:adjustment="left" style:color="#000000" style:line-style="solid" style:rel-width="33%" style:width="0.007in"/>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initial-creator>Daniel</meta:initial-creator>
    <dc:creator>Svante Schubert</dc:creator>
    <meta:creation-date>2013-03-22T14:06:00Z</meta:creation-date>
    <dc:date>2019-07-23T14:11:05</dc:date>
    <meta:template xlink:href="Normal.dotm" xlink:type="simple"/>
    <meta:editing-cycles>4</meta:editing-cycles>
    <meta:editing-duration>PT0.494S</meta:editing-duration>
    <meta:document-statistic meta:character-count="13849" meta:non-whitespace-character-count="11976" meta:page-count="6" meta:paragraph-count="27" meta:row-count="99" meta:word-count="1900"/>
  </office:meta>
</office:document-meta>
</file>